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size="5pt" style:font-size-asian="5pt" style:font-size-complex="5pt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2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3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38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36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1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2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36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7" style:family="table-cell" style:parent-style-name="Default" style:data-style-name="N38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43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4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5" style:family="table-cell" style:parent-style-name="Default" style:data-style-name="N39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8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8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4pt" style:font-size-asian="4pt" style:font-size-complex="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0.529166666666667cm"/>
    </style:style>
    <style:style style:name="co8" style:family="table-column">
      <style:table-column-properties fo:break-before="auto" style:column-width="1.66687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23.1pt" style:use-optimal-row-height="false" fo:break-before="auto"/>
    </style:style>
    <style:style style:name="ro7" style:family="table-row">
      <style:table-row-properties style:row-height="8.1pt" style:use-optimal-row-height="false" fo:break-before="auto"/>
    </style:style>
    <style:style style:name="ro8" style:family="table-row">
      <style:table-row-properties style:row-height="9.95pt" style:use-optimal-row-height="false" fo:break-before="auto"/>
    </style:style>
    <style:style style:name="ro9" style:family="table-row">
      <style:table-row-properties style:row-height="11.1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7" table:default-cell-style-name="ce1"/>
        <table:table-column table:style-name="co4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2">
            <text:p><text:span text:style-name="T1">Tabelle 13: Durchschnlttllche Wohnkosten von Hauptmietwohnungen <text:s/>nach wohnspezlflschen und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soziodemographischen <text:s/>Merkmalen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49">
            <text:p><text:span text:style-name="T2">Miete inklusive</text:span></text:p>
            <text:p><text:span text:style-name="T3">Betriebskosten in Euro</text:span></text:p>
          </table:table-cell>
          <table:covered-table-cell/>
          <table:table-cell office:value-type="string" table:number-columns-spanned="3" table:number-rows-spanned="1" table:style-name="ce49">
            <text:p><text:span text:style-name="T2">(Netto-)Miete ohne</text:span></text:p>
            <text:p><text:span text:style-name="T3">Betriebskosten in Euro</text:span></text:p>
          </table:table-cell>
          <table:covered-table-cell table:number-columns-repeated="2"/>
          <table:table-cell office:value-type="string" table:number-columns-spanned="4" table:number-rows-spanned="1" table:style-name="ce50">
            <text:p><text:span text:style-name="T2">Betriebskosten in Euro</text:span></text:p>
          </table:table-cell>
          <table:covered-table-cell table:number-columns-repeated="3"/>
          <table:table-cell office:value-type="string" table:number-columns-spanned="2" table:number-rows-spanned="2" table:style-name="ce49">
            <text:p><text:span text:style-name="T2">Bebiebs- kosten-<text:s/></text:span><text:span text:style-name="T3">enteil an<text:s/></text:span><text:span text:style-name="T2">der <text:s/>Miete</text:span></text:p>
          </table:table-cell>
          <table:covered-table-cell/>
          <table:table-cell office:value-type="string" table:number-columns-spanned="2" table:number-rows-spanned="2" table:style-name="ce17">
            <text:p><text:span text:style-name="T3">Garagen-/<text:s/></text:span><text:span text:style-name="T2">Abstell- platzkosten in Euro</text:span></text:p>
            <text:p><text:span text:style-name="T3">pro Wohnung</text:span>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style-name="ce4">
            <text:p><text:span text:style-name="T3">pro m'</text:span></text:p>
          </table:table-cell>
          <table:table-cell office:value-type="string" table:style-name="ce3">
            <text:p><text:span text:style-name="T3">pro</text:span></text:p>
            <text:p><text:span text:style-name="T2">Wohnung</text:span></text:p>
          </table:table-cell>
          <table:table-cell office:value-type="string" table:number-columns-spanned="2" table:number-rows-spanned="1" table:style-name="ce51">
            <text:p><text:span text:style-name="T2">pro</text:span><text:span text:style-name="T4"><text:s/>m</text:span><text:span text:style-name="T5">2</text:span></text:p>
          </table:table-cell>
          <table:covered-table-cell/>
          <table:table-cell office:value-type="string" table:number-columns-spanned="2" table:number-rows-spanned="1" table:style-name="ce52">
            <text:p><text:span text:style-name="T3">pro</text:span></text:p>
            <text:p><text:span text:style-name="T2">Wohnung</text:span></text:p>
          </table:table-cell>
          <table:covered-table-cell/>
          <table:table-cell office:value-type="string" table:number-columns-spanned="2" table:number-rows-spanned="1" table:style-name="ce51">
            <text:p><text:span text:style-name="T2">pro</text:span><text:span text:style-name="T4"><text:s/>m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4">
          <table:table-cell office:value-type="float" office:value="0" table:number-columns-spanned="9" table:number-rows-spanned="1" table:style-name="ce53">
            <text:p>0</text:p>
          </table:table-cell>
          <table:covered-table-cell table:number-columns-repeated="8"/>
          <table:table-cell office:value-type="string" table:number-columns-spanned="2" table:number-rows-spanned="1" table:style-name="ce54">
            <text:p><text:span text:style-name="T6">in %</text:span></text:p>
          </table:table-cell>
          <table:covered-table-cell/>
          <table:table-cell office:value-type="float" office:value="0" table:number-columns-spanned="2" table:number-rows-spanned="1" table:style-name="ce30">
            <text:p>0</text:p>
          </table:table-cell>
          <table:covered-table-cell/>
          <table:table-cell table:number-columns-repeated="16371" table:style-name="ce1"/>
        </table:table-row>
        <table:table-row table:style-name="ro5">
          <table:table-cell office:value-type="string" table:style-name="ce5">
            <text:p><text:span text:style-name="T2">Haupbniet-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6">
            <text:p><text:span text:style-name="T7">)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<text:span text:style-name="T3">Merkmale<text:s text:c="21"/></text:span><text:span text:style-name="T6">wohnungen<text:s/></text:span><text:span text:style-name="T7">1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<text:span text:style-name="T2">i</text:span><text:span text:style-name="T4">n<text:s/></text:span><text:span text:style-name="T6">1.000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4" table:number-rows-spanned="1" table:style-name="ce35">
            <text:p><text:span text:style-name="T2">Insgesamt</text:span></text:p>
            <text:p><text:span text:style-name="T2">Ractrtsvarhältnls</text:span></text:p>
          </table:table-cell>
          <table:covered-table-cell table:number-columns-repeated="3"/>
          <table:table-cell office:value-type="float" office:value="1636.1" table:number-columns-spanned="2" table:number-rows-spanned="1" table:style-name="ce36">
            <text:p>1,636.1</text:p>
          </table:table-cell>
          <table:covered-table-cell/>
          <table:table-cell office:value-type="float" office:value="517.6" table:number-columns-spanned="2" table:number-rows-spanned="1" table:style-name="ce37">
            <text:p>517.6</text:p>
          </table:table-cell>
          <table:covered-table-cell/>
          <table:table-cell office:value-type="float" office:value="7.6" table:number-columns-spanned="2" table:number-rows-spanned="1" table:style-name="ce37">
            <text:p>7.6</text:p>
          </table:table-cell>
          <table:covered-table-cell/>
          <table:table-cell office:value-type="float" office:value="384.8" table:number-columns-spanned="2" table:number-rows-spanned="1" table:style-name="ce37">
            <text:p>384.8</text:p>
          </table:table-cell>
          <table:covered-table-cell/>
          <table:table-cell office:value-type="float" office:value="5.8" table:number-columns-spanned="2" table:number-rows-spanned="1" table:style-name="ce37">
            <text:p>5.8</text:p>
          </table:table-cell>
          <table:covered-table-cell/>
          <table:table-cell office:value-type="float" office:value="133.4" table:style-name="ce8">
            <text:p>133.4</text:p>
          </table:table-cell>
          <table:table-cell office:value-type="float" office:value="2.1" table:style-name="ce8">
            <text:p>2.1</text:p>
          </table:table-cell>
          <table:table-cell office:value-type="float" office:value="28.4" table:style-name="ce8">
            <text:p>28.4</text:p>
          </table:table-cell>
          <table:table-cell office:value-type="float" office:value="42" table:number-columns-spanned="2" table:number-rows-spanned="1" table:style-name="ce37">
            <text:p>42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Gemeindewohnung</text:span></text:p>
          </table:table-cell>
          <table:covered-table-cell table:number-columns-repeated="3"/>
          <table:table-cell office:value-type="float" office:value="276.2" table:number-columns-spanned="2" table:number-rows-spanned="1" table:style-name="ce39">
            <text:p>276.2</text:p>
          </table:table-cell>
          <table:covered-table-cell/>
          <table:table-cell office:value-type="float" office:value="395.2" table:number-columns-spanned="2" table:number-rows-spanned="1" table:style-name="ce39">
            <text:p>395.2</text:p>
          </table:table-cell>
          <table:covered-table-cell/>
          <table:table-cell office:value-type="float" office:value="6.6" table:number-columns-spanned="2" table:number-rows-spanned="1" table:style-name="ce39">
            <text:p>6.6</text:p>
          </table:table-cell>
          <table:covered-table-cell/>
          <table:table-cell office:value-type="float" office:value="256.89999999999998" table:number-columns-spanned="2" table:number-rows-spanned="1" table:style-name="ce39">
            <text:p>256.9</text:p>
          </table:table-cell>
          <table:covered-table-cell/>
          <table:table-cell office:value-type="float" office:value="4.3" table:number-columns-spanned="2" table:number-rows-spanned="1" table:style-name="ce39">
            <text:p>4.3</text:p>
          </table:table-cell>
          <table:covered-table-cell/>
          <table:table-cell office:value-type="float" office:value="138.9" table:style-name="ce9">
            <text:p>138.9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8.9" table:style-name="ce9">
            <text:p>38.9</text:p>
          </table:table-cell>
          <table:table-cell office:value-type="float" office:value="40.1" table:number-columns-spanned="2" table:number-rows-spanned="1" table:style-name="ce39">
            <text:p>40.1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0">
            <text:p><text:span text:style-name="T3">Genossenschaftswohnung</text:span></text:p>
          </table:table-cell>
          <table:covered-table-cell table:number-columns-repeated="3"/>
          <table:table-cell office:value-type="float" office:value="652.79999999999995" table:number-columns-spanned="2" table:number-rows-spanned="1" table:style-name="ce39">
            <text:p>652.8</text:p>
          </table:table-cell>
          <table:covered-table-cell/>
          <table:table-cell office:value-type="float" office:value="479.2" table:number-columns-spanned="2" table:number-rows-spanned="1" table:style-name="ce39">
            <text:p>479.2</text:p>
          </table:table-cell>
          <table:covered-table-cell/>
          <table:table-cell office:value-type="float" office:value="7" table:number-columns-spanned="2" table:number-rows-spanned="1" table:style-name="ce39">
            <text:p>7.0</text:p>
          </table:table-cell>
          <table:covered-table-cell/>
          <table:table-cell office:value-type="float" office:value="349.8" table:number-columns-spanned="2" table:number-rows-spanned="1" table:style-name="ce39">
            <text:p>349.8</text:p>
          </table:table-cell>
          <table:covered-table-cell/>
          <table:table-cell office:value-type="float" office:value="5.0999999999999996" table:number-columns-spanned="2" table:number-rows-spanned="1" table:style-name="ce39">
            <text:p>5.1</text:p>
          </table:table-cell>
          <table:covered-table-cell/>
          <table:table-cell office:value-type="float" office:value="129.69999999999999" table:style-name="ce9">
            <text:p>129.7</text:p>
          </table:table-cell>
          <table:table-cell office:value-type="float" office:value="1.9" table:style-name="ce9">
            <text:p>1.9</text:p>
          </table:table-cell>
          <table:table-cell office:value-type="float" office:value="28.4" table:style-name="ce9">
            <text:p>28.4</text:p>
          </table:table-cell>
          <table:table-cell office:value-type="float" office:value="39.4" table:number-columns-spanned="2" table:number-rows-spanned="1" table:style-name="ce39">
            <text:p>39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andere Hauptmiete</text:span></text:p>
          </table:table-cell>
          <table:covered-table-cell table:number-columns-repeated="3"/>
          <table:table-cell office:value-type="float" office:value="707.1" table:number-columns-spanned="2" table:number-rows-spanned="1" table:style-name="ce39">
            <text:p>707.1</text:p>
          </table:table-cell>
          <table:covered-table-cell/>
          <table:table-cell office:value-type="float" office:value="600.79999999999995" table:number-columns-spanned="2" table:number-rows-spanned="1" table:style-name="ce39">
            <text:p>600.8</text:p>
          </table:table-cell>
          <table:covered-table-cell/>
          <table:table-cell office:value-type="float" office:value="9.1" table:number-columns-spanned="2" table:number-rows-spanned="1" table:style-name="ce39">
            <text:p>9.1</text:p>
          </table:table-cell>
          <table:covered-table-cell/>
          <table:table-cell office:value-type="float" office:value="467" table:number-columns-spanned="2" table:number-rows-spanned="1" table:style-name="ce39">
            <text:p>467.0</text:p>
          </table:table-cell>
          <table:covered-table-cell/>
          <table:table-cell office:value-type="float" office:value="7.1" table:number-columns-spanned="2" table:number-rows-spanned="1" table:style-name="ce39">
            <text:p>7.1</text:p>
          </table:table-cell>
          <table:covered-table-cell/>
          <table:table-cell office:value-type="float" office:value="134.80000000000001" table:style-name="ce9">
            <text:p>134.8</text:p>
          </table:table-cell>
          <table:table-cell office:value-type="float" office:value="2.1" table:style-name="ce9">
            <text:p>2.1</text:p>
          </table:table-cell>
          <table:table-cell office:value-type="float" office:value="25.1" table:style-name="ce9">
            <text:p>25.1</text:p>
          </table:table-cell>
          <table:table-cell office:value-type="float" office:value="50.2" table:number-columns-spanned="2" table:number-rows-spanned="1" table:style-name="ce39">
            <text:p>50.2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Gamalndagr68enklassa</text:span></text:p>
          </table:table-cell>
          <table:covered-table-cell table:number-columns-repeated="3"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3" table:style-name="ce10"/>
          <table:table-cell table:number-columns-spanned="2" table:number-rows-spanned="1" table:style-name="ce41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Wien</text:span></text:p>
          </table:table-cell>
          <table:covered-table-cell table:number-columns-repeated="3"/>
          <table:table-cell office:value-type="float" office:value="690.7" table:number-columns-spanned="2" table:number-rows-spanned="1" table:style-name="ce39">
            <text:p>690.7</text:p>
          </table:table-cell>
          <table:covered-table-cell/>
          <table:table-cell office:value-type="float" office:value="537.79999999999995" table:number-columns-spanned="2" table:number-rows-spanned="1" table:style-name="ce39">
            <text:p>537.8</text:p>
          </table:table-cell>
          <table:covered-table-cell/>
          <table:table-cell office:value-type="float" office:value="8.3000000000000007" table:number-columns-spanned="2" table:number-rows-spanned="1" table:style-name="ce39">
            <text:p>8.3</text:p>
          </table:table-cell>
          <table:covered-table-cell/>
          <table:table-cell office:value-type="float" office:value="388.5" table:number-columns-spanned="2" table:number-rows-spanned="1" table:style-name="ce39">
            <text:p>388.5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149.6" table:style-name="ce9">
            <text:p>149.6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1.5" table:style-name="ce9">
            <text:p>31.5</text:p>
          </table:table-cell>
          <table:table-cell office:value-type="float" office:value="62.7" table:number-columns-spanned="2" table:number-rows-spanned="1" table:style-name="ce39">
            <text:p>62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andere Gemeinden&gt; 100.000 Elnw.</text:span></text:p>
          </table:table-cell>
          <table:covered-table-cell table:number-columns-repeated="3"/>
          <table:table-cell office:value-type="float" office:value="229.8" table:number-columns-spanned="2" table:number-rows-spanned="1" table:style-name="ce39">
            <text:p>229.8</text:p>
          </table:table-cell>
          <table:covered-table-cell/>
          <table:table-cell office:value-type="float" office:value="543.20000000000005" table:number-columns-spanned="2" table:number-rows-spanned="1" table:style-name="ce39">
            <text:p>543.2</text:p>
          </table:table-cell>
          <table:covered-table-cell/>
          <table:table-cell office:value-type="float" office:value="8.9" table:number-columns-spanned="2" table:number-rows-spanned="1" table:style-name="ce39">
            <text:p>8.9</text:p>
          </table:table-cell>
          <table:covered-table-cell/>
          <table:table-cell office:value-type="float" office:value="410.5" table:number-columns-spanned="2" table:number-rows-spanned="1" table:style-name="ce39">
            <text:p>410.5</text:p>
          </table:table-cell>
          <table:covered-table-cell/>
          <table:table-cell office:value-type="float" office:value="6.7" table:number-columns-spanned="2" table:number-rows-spanned="1" table:style-name="ce39">
            <text:p>6.7</text:p>
          </table:table-cell>
          <table:covered-table-cell/>
          <table:table-cell office:value-type="float" office:value="133.1" table:style-name="ce11">
            <text:p>133.1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6.9" table:style-name="ce9">
            <text:p>26.9</text:p>
          </table:table-cell>
          <table:table-cell office:value-type="float" office:value="44" table:number-columns-spanned="2" table:number-rows-spanned="1" table:style-name="ce39">
            <text:p>44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Gemeinden &gt; 10.000 u. s 100.000 Elnw.</text:span></text:p>
          </table:table-cell>
          <table:covered-table-cell table:number-columns-repeated="3"/>
          <table:table-cell office:value-type="float" office:value="319.89999999999998" table:number-columns-spanned="2" table:number-rows-spanned="1" table:style-name="ce39">
            <text:p>319.9</text:p>
          </table:table-cell>
          <table:covered-table-cell/>
          <table:table-cell office:value-type="float" office:value="484" table:number-columns-spanned="2" table:number-rows-spanned="1" table:style-name="ce39">
            <text:p>484.0</text:p>
          </table:table-cell>
          <table:covered-table-cell/>
          <table:table-cell office:value-type="float" office:value="7.3" table:number-columns-spanned="2" table:number-rows-spanned="1" table:style-name="ce39">
            <text:p>7.3</text:p>
          </table:table-cell>
          <table:covered-table-cell/>
          <table:table-cell office:value-type="float" office:value="360.4" table:number-columns-spanned="2" table:number-rows-spanned="1" table:style-name="ce39">
            <text:p>360.4</text:p>
          </table:table-cell>
          <table:covered-table-cell/>
          <table:table-cell office:value-type="float" office:value="5.4" table:number-columns-spanned="2" table:number-rows-spanned="1" table:style-name="ce39">
            <text:p>5.4</text:p>
          </table:table-cell>
          <table:covered-table-cell/>
          <table:table-cell office:value-type="float" office:value="124.1" table:style-name="ce11">
            <text:p>124.1</text:p>
          </table:table-cell>
          <table:table-cell office:value-type="float" office:value="1.9" table:style-name="ce9">
            <text:p>1.9</text:p>
          </table:table-cell>
          <table:table-cell office:value-type="float" office:value="27.7" table:style-name="ce11">
            <text:p>27.7</text:p>
          </table:table-cell>
          <table:table-cell office:value-type="float" office:value="34.700000000000003" table:number-columns-spanned="2" table:number-rows-spanned="1" table:style-name="ce39">
            <text:p>34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Gemeinden s 10.000 Elnw.</text:span></text:p>
          </table:table-cell>
          <table:covered-table-cell table:number-columns-repeated="3"/>
          <table:table-cell office:value-type="float" office:value="395.7" table:number-columns-spanned="2" table:number-rows-spanned="1" table:style-name="ce39">
            <text:p>395.7</text:p>
          </table:table-cell>
          <table:covered-table-cell/>
          <table:table-cell office:value-type="float" office:value="494.7" table:number-columns-spanned="2" table:number-rows-spanned="1" table:style-name="ce42">
            <text:p>494.7</text:p>
          </table:table-cell>
          <table:covered-table-cell/>
          <table:table-cell office:value-type="float" office:value="7" table:number-columns-spanned="2" table:number-rows-spanned="1" table:style-name="ce39">
            <text:p>7.0</text:p>
          </table:table-cell>
          <table:covered-table-cell/>
          <table:table-cell office:value-type="float" office:value="362.9" table:number-columns-spanned="2" table:number-rows-spanned="1" table:style-name="ce39">
            <text:p>362.9</text:p>
          </table:table-cell>
          <table:covered-table-cell/>
          <table:table-cell office:value-type="float" office:value="5.4" table:number-columns-spanned="2" table:number-rows-spanned="1" table:style-name="ce39">
            <text:p>5.4</text:p>
          </table:table-cell>
          <table:covered-table-cell/>
          <table:table-cell office:value-type="float" office:value="112.8" table:style-name="ce11">
            <text:p>112.8</text:p>
          </table:table-cell>
          <table:table-cell office:value-type="float" office:value="1.6" table:style-name="ce9">
            <text:p>1.6</text:p>
          </table:table-cell>
          <table:table-cell office:value-type="float" office:value="24.5" table:style-name="ce11">
            <text:p>24.5</text:p>
          </table:table-cell>
          <table:table-cell office:value-type="float" office:value="29.7" table:number-columns-spanned="2" table:number-rows-spanned="1" table:style-name="ce39">
            <text:p>29.7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Bundesland</text:span></text:p>
          </table:table-cell>
          <table:covered-table-cell table:number-columns-repeated="3"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3" table:style-name="ce10"/>
          <table:table-cell table:number-columns-spanned="2" table:number-rows-spanned="1" table:style-name="ce41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Burgenland</text:span></text:p>
          </table:table-cell>
          <table:covered-table-cell table:number-columns-repeated="3"/>
          <table:table-cell office:value-type="float" office:value="23.4" table:number-columns-spanned="2" table:number-rows-spanned="1" table:style-name="ce42">
            <text:p>23.4</text:p>
          </table:table-cell>
          <table:covered-table-cell/>
          <table:table-cell office:value-type="float" office:value="455.7" table:number-columns-spanned="2" table:number-rows-spanned="1" table:style-name="ce42">
            <text:p>455.7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350.1" table:number-columns-spanned="2" table:number-rows-spanned="1" table:style-name="ce39">
            <text:p>350.1</text:p>
          </table:table-cell>
          <table:covered-table-cell/>
          <table:table-cell office:value-type="float" office:value="4.5" table:number-columns-spanned="2" table:number-rows-spanned="1" table:style-name="ce39">
            <text:p>4.5</text:p>
          </table:table-cell>
          <table:covered-table-cell/>
          <table:table-cell office:value-type="float" office:value="107.4" table:style-name="ce11">
            <text:p>107.4</text:p>
          </table:table-cell>
          <table:table-cell office:value-type="float" office:value="1.4" table:style-name="ce9">
            <text:p>1.4</text:p>
          </table:table-cell>
          <table:table-cell office:value-type="float" office:value="25.3" table:style-name="ce9">
            <text:p>25.3</text:p>
          </table:table-cell>
          <table:table-cell office:value-type="float" office:value="22.4" table:number-columns-spanned="2" table:number-rows-spanned="1" table:style-name="ce39">
            <text:p>22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Kärnten</text:span></text:p>
          </table:table-cell>
          <table:covered-table-cell table:number-columns-repeated="3"/>
          <table:table-cell office:value-type="float" office:value="83.6" table:number-columns-spanned="2" table:number-rows-spanned="1" table:style-name="ce39">
            <text:p>83.6</text:p>
          </table:table-cell>
          <table:covered-table-cell/>
          <table:table-cell office:value-type="float" office:value="421.7" table:number-columns-spanned="2" table:number-rows-spanned="1" table:style-name="ce42">
            <text:p>421.7</text:p>
          </table:table-cell>
          <table:covered-table-cell/>
          <table:table-cell office:value-type="float" office:value="6.2" table:number-columns-spanned="2" table:number-rows-spanned="1" table:style-name="ce39">
            <text:p>6.2</text:p>
          </table:table-cell>
          <table:covered-table-cell/>
          <table:table-cell office:value-type="float" office:value="312.60000000000002" table:number-columns-spanned="2" table:number-rows-spanned="1" table:style-name="ce39">
            <text:p>312.6</text:p>
          </table:table-cell>
          <table:covered-table-cell/>
          <table:table-cell office:value-type="float" office:value="4.5" table:number-columns-spanned="2" table:number-rows-spanned="1" table:style-name="ce39">
            <text:p>4.5</text:p>
          </table:table-cell>
          <table:covered-table-cell/>
          <table:table-cell office:value-type="float" office:value="109.6" table:style-name="ce9">
            <text:p>109.6</text:p>
          </table:table-cell>
          <table:table-cell office:value-type="float" office:value="1.6" table:style-name="ce9">
            <text:p>1.6</text:p>
          </table:table-cell>
          <table:table-cell office:value-type="float" office:value="27.6" table:style-name="ce11">
            <text:p>27.6</text:p>
          </table:table-cell>
          <table:table-cell office:value-type="float" office:value="35" table:number-columns-spanned="2" table:number-rows-spanned="1" table:style-name="ce39">
            <text:p>35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Niederösterreich</text:span></text:p>
          </table:table-cell>
          <table:covered-table-cell table:number-columns-repeated="3"/>
          <table:table-cell office:value-type="float" office:value="196.3" table:number-columns-spanned="2" table:number-rows-spanned="1" table:style-name="ce39">
            <text:p>196.3</text:p>
          </table:table-cell>
          <table:covered-table-cell/>
          <table:table-cell office:value-type="float" office:value="485.9" table:number-columns-spanned="2" table:number-rows-spanned="1" table:style-name="ce39">
            <text:p>485.9</text:p>
          </table:table-cell>
          <table:covered-table-cell/>
          <table:table-cell office:value-type="float" office:value="6.9" table:number-columns-spanned="2" table:number-rows-spanned="1" table:style-name="ce39">
            <text:p>6.9</text:p>
          </table:table-cell>
          <table:covered-table-cell/>
          <table:table-cell office:value-type="float" office:value="354.4" table:number-columns-spanned="2" table:number-rows-spanned="1" table:style-name="ce39">
            <text:p>354.4</text:p>
          </table:table-cell>
          <table:covered-table-cell/>
          <table:table-cell office:value-type="float" office:value="5" table:number-columns-spanned="2" table:number-rows-spanned="1" table:style-name="ce39">
            <text:p>5.0</text:p>
          </table:table-cell>
          <table:covered-table-cell/>
          <table:table-cell office:value-type="float" office:value="132.30000000000001" table:style-name="ce9">
            <text:p>132.3</text:p>
          </table:table-cell>
          <table:table-cell office:value-type="float" office:value="1.9" table:style-name="ce9">
            <text:p>1.9</text:p>
          </table:table-cell>
          <table:table-cell office:value-type="float" office:value="29.2" table:style-name="ce9">
            <text:p>29.2</text:p>
          </table:table-cell>
          <table:table-cell office:value-type="float" office:value="26.7" table:number-columns-spanned="2" table:number-rows-spanned="1" table:style-name="ce39">
            <text:p>26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Oberösterreich</text:span></text:p>
          </table:table-cell>
          <table:covered-table-cell table:number-columns-repeated="3"/>
          <table:table-cell office:value-type="float" office:value="208.4" table:number-columns-spanned="2" table:number-rows-spanned="1" table:style-name="ce39">
            <text:p>208.4</text:p>
          </table:table-cell>
          <table:covered-table-cell/>
          <table:table-cell office:value-type="float" office:value="490.7" table:number-columns-spanned="2" table:number-rows-spanned="1" table:style-name="ce42">
            <text:p>490.7</text:p>
          </table:table-cell>
          <table:covered-table-cell/>
          <table:table-cell office:value-type="float" office:value="7.4" table:number-columns-spanned="2" table:number-rows-spanned="1" table:style-name="ce39">
            <text:p>7.4</text:p>
          </table:table-cell>
          <table:covered-table-cell/>
          <table:table-cell office:value-type="float" office:value="369.5" table:number-columns-spanned="2" table:number-rows-spanned="1" table:style-name="ce39">
            <text:p>369.5</text:p>
          </table:table-cell>
          <table:covered-table-cell/>
          <table:table-cell office:value-type="float" office:value="5.5" table:number-columns-spanned="2" table:number-rows-spanned="1" table:style-name="ce39">
            <text:p>5.5</text:p>
          </table:table-cell>
          <table:covered-table-cell/>
          <table:table-cell office:value-type="float" office:value="121.6" table:style-name="ce11">
            <text:p>121.6</text:p>
          </table:table-cell>
          <table:table-cell office:value-type="float" office:value="1.9" table:style-name="ce9">
            <text:p>1.9</text:p>
          </table:table-cell>
          <table:table-cell office:value-type="float" office:value="26.5" table:style-name="ce9">
            <text:p>26.5</text:p>
          </table:table-cell>
          <table:table-cell office:value-type="float" office:value="38.4" table:number-columns-spanned="2" table:number-rows-spanned="1" table:style-name="ce39">
            <text:p>38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0">
            <text:p><text:span text:style-name="T3">Salzburg</text:span></text:p>
          </table:table-cell>
          <table:covered-table-cell table:number-columns-repeated="3"/>
          <table:table-cell office:value-type="float" office:value="80.3" table:number-columns-spanned="2" table:number-rows-spanned="1" table:style-name="ce39">
            <text:p>80.3</text:p>
          </table:table-cell>
          <table:covered-table-cell/>
          <table:table-cell office:value-type="float" office:value="579.20000000000005" table:number-columns-spanned="2" table:number-rows-spanned="1" table:style-name="ce39">
            <text:p>579.2</text:p>
          </table:table-cell>
          <table:covered-table-cell/>
          <table:table-cell office:value-type="float" office:value="9.1999999999999993" table:number-columns-spanned="2" table:number-rows-spanned="1" table:style-name="ce39">
            <text:p>9.2</text:p>
          </table:table-cell>
          <table:covered-table-cell/>
          <table:table-cell office:value-type="float" office:value="449" table:number-columns-spanned="2" table:number-rows-spanned="1" table:style-name="ce43">
            <text:p>449.0</text:p>
          </table:table-cell>
          <table:covered-table-cell/>
          <table:table-cell office:value-type="float" office:value="7.1" table:number-columns-spanned="2" table:number-rows-spanned="1" table:style-name="ce39">
            <text:p>7.1</text:p>
          </table:table-cell>
          <table:covered-table-cell/>
          <table:table-cell office:value-type="float" office:value="131.30000000000001" table:style-name="ce12">
            <text:p>131.3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4.4" table:style-name="ce12">
            <text:p>24.4</text:p>
          </table:table-cell>
          <table:table-cell office:value-type="float" office:value="35.799999999999997" table:number-columns-spanned="2" table:number-rows-spanned="1" table:style-name="ce39">
            <text:p>35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Steiermark</text:span></text:p>
          </table:table-cell>
          <table:covered-table-cell table:number-columns-repeated="3"/>
          <table:table-cell office:value-type="float" office:value="185.8" table:number-columns-spanned="2" table:number-rows-spanned="1" table:style-name="ce43">
            <text:p>185.8</text:p>
          </table:table-cell>
          <table:covered-table-cell/>
          <table:table-cell office:value-type="float" office:value="465.4" table:number-columns-spanned="2" table:number-rows-spanned="1" table:style-name="ce43">
            <text:p>465.4</text:p>
          </table:table-cell>
          <table:covered-table-cell/>
          <table:table-cell office:value-type="float" office:value="7.4" table:number-columns-spanned="2" table:number-rows-spanned="1" table:style-name="ce39">
            <text:p>7.4</text:p>
          </table:table-cell>
          <table:covered-table-cell/>
          <table:table-cell office:value-type="float" office:value="350" table:number-columns-spanned="2" table:number-rows-spanned="1" table:style-name="ce39">
            <text:p>350.0</text:p>
          </table:table-cell>
          <table:covered-table-cell/>
          <table:table-cell office:value-type="float" office:value="5.6" table:number-columns-spanned="2" table:number-rows-spanned="1" table:style-name="ce39">
            <text:p>5.6</text:p>
          </table:table-cell>
          <table:covered-table-cell/>
          <table:table-cell office:value-type="float" office:value="116.4" table:style-name="ce12">
            <text:p>116.4</text:p>
          </table:table-cell>
          <table:table-cell office:value-type="float" office:value="1.9" table:style-name="ce9">
            <text:p>1.9</text:p>
          </table:table-cell>
          <table:table-cell office:value-type="float" office:value="26.6" table:style-name="ce9">
            <text:p>26.6</text:p>
          </table:table-cell>
          <table:table-cell office:value-type="float" office:value="33.6" table:number-columns-spanned="2" table:number-rows-spanned="1" table:style-name="ce39">
            <text:p>33.6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Tirol</text:span></text:p>
          </table:table-cell>
          <table:covered-table-cell table:number-columns-repeated="3"/>
          <table:table-cell office:value-type="float" office:value="110.8" table:number-columns-spanned="2" table:number-rows-spanned="1" table:style-name="ce43">
            <text:p>110.8</text:p>
          </table:table-cell>
          <table:covered-table-cell/>
          <table:table-cell office:value-type="float" office:value="577.79999999999995" table:number-columns-spanned="2" table:number-rows-spanned="1" table:style-name="ce43">
            <text:p>577.8</text:p>
          </table:table-cell>
          <table:covered-table-cell/>
          <table:table-cell office:value-type="float" office:value="8.6999999999999993" table:number-columns-spanned="2" table:number-rows-spanned="1" table:style-name="ce39">
            <text:p>8.7</text:p>
          </table:table-cell>
          <table:covered-table-cell/>
          <table:table-cell office:value-type="float" office:value="460.8" table:number-columns-spanned="2" table:number-rows-spanned="1" table:style-name="ce43">
            <text:p>460.8</text:p>
          </table:table-cell>
          <table:covered-table-cell/>
          <table:table-cell office:value-type="float" office:value="6.9" table:number-columns-spanned="2" table:number-rows-spanned="1" table:style-name="ce39">
            <text:p>6.9</text:p>
          </table:table-cell>
          <table:covered-table-cell/>
          <table:table-cell office:value-type="float" office:value="117.5" table:style-name="ce12">
            <text:p>117.5</text:p>
          </table:table-cell>
          <table:table-cell office:value-type="float" office:value="1.8" table:style-name="ce9">
            <text:p>1.8</text:p>
          </table:table-cell>
          <table:table-cell office:value-type="float" office:value="22.4" table:style-name="ce9">
            <text:p>22.4</text:p>
          </table:table-cell>
          <table:table-cell office:value-type="float" office:value="40.799999999999997" table:number-columns-spanned="2" table:number-rows-spanned="1" table:style-name="ce39">
            <text:p>40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Vorarlberg</text:span></text:p>
          </table:table-cell>
          <table:covered-table-cell table:number-columns-repeated="3"/>
          <table:table-cell office:value-type="float" office:value="56.8" table:number-columns-spanned="2" table:number-rows-spanned="1" table:style-name="ce39">
            <text:p>56.8</text:p>
          </table:table-cell>
          <table:covered-table-cell/>
          <table:table-cell office:value-type="float" office:value="613.1" table:number-columns-spanned="2" table:number-rows-spanned="1" table:style-name="ce43">
            <text:p>613.1</text:p>
          </table:table-cell>
          <table:covered-table-cell/>
          <table:table-cell office:value-type="float" office:value="9" table:number-columns-spanned="2" table:number-rows-spanned="1" table:style-name="ce39">
            <text:p>9.0</text:p>
          </table:table-cell>
          <table:covered-table-cell/>
          <table:table-cell office:value-type="float" office:value="494.9" table:number-columns-spanned="2" table:number-rows-spanned="1" table:style-name="ce43">
            <text:p>494.9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118.9" table:style-name="ce12">
            <text:p>118.9</text:p>
          </table:table-cell>
          <table:table-cell office:value-type="float" office:value="1.8" table:style-name="ce9">
            <text:p>1.8</text:p>
          </table:table-cell>
          <table:table-cell office:value-type="float" office:value="20.8" table:style-name="ce9">
            <text:p>20.8</text:p>
          </table:table-cell>
          <table:table-cell office:value-type="float" office:value="40.9" table:number-columns-spanned="2" table:number-rows-spanned="1" table:style-name="ce39">
            <text:p>40.9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Wien</text:span></text:p>
          </table:table-cell>
          <table:covered-table-cell table:number-columns-repeated="3"/>
          <table:table-cell office:value-type="float" office:value="690.7" table:number-columns-spanned="2" table:number-rows-spanned="1" table:style-name="ce43">
            <text:p>690.7</text:p>
          </table:table-cell>
          <table:covered-table-cell/>
          <table:table-cell office:value-type="float" office:value="537.79999999999995" table:number-columns-spanned="2" table:number-rows-spanned="1" table:style-name="ce43">
            <text:p>537.8</text:p>
          </table:table-cell>
          <table:covered-table-cell/>
          <table:table-cell office:value-type="float" office:value="8.3000000000000007" table:number-columns-spanned="2" table:number-rows-spanned="1" table:style-name="ce39">
            <text:p>8.3</text:p>
          </table:table-cell>
          <table:covered-table-cell/>
          <table:table-cell office:value-type="float" office:value="388.5" table:number-columns-spanned="2" table:number-rows-spanned="1" table:style-name="ce39">
            <text:p>388.5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149.6" table:style-name="ce12">
            <text:p>149.6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31.5" table:style-name="ce12">
            <text:p>31.5</text:p>
          </table:table-cell>
          <table:table-cell office:value-type="float" office:value="62.7" table:number-columns-spanned="2" table:number-rows-spanned="1" table:style-name="ce39">
            <text:p>62.7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8">
            <text:p><text:span text:style-name="T2">Bauperiode</text:span></text:p>
          </table:table-cell>
          <table:covered-table-cell table:number-columns-repeated="3"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3" table:style-name="ce10"/>
          <table:table-cell table:number-columns-spanned="2" table:number-rows-spanned="1" table:style-name="ce41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vor 1919</text:span></text:p>
          </table:table-cell>
          <table:covered-table-cell table:number-columns-repeated="3"/>
          <table:table-cell office:value-type="float" office:value="271.10000000000002" table:number-columns-spanned="2" table:number-rows-spanned="1" table:style-name="ce43">
            <text:p>271.1</text:p>
          </table:table-cell>
          <table:covered-table-cell/>
          <table:table-cell office:value-type="float" office:value="590.70000000000005" table:number-columns-spanned="2" table:number-rows-spanned="1" table:style-name="ce43">
            <text:p>590.7</text:p>
          </table:table-cell>
          <table:covered-table-cell/>
          <table:table-cell office:value-type="float" office:value="8.4" table:number-columns-spanned="2" table:number-rows-spanned="1" table:style-name="ce39">
            <text:p>8.4</text:p>
          </table:table-cell>
          <table:covered-table-cell/>
          <table:table-cell office:value-type="float" office:value="446.5" table:number-columns-spanned="2" table:number-rows-spanned="1" table:style-name="ce43">
            <text:p>446.5</text:p>
          </table:table-cell>
          <table:covered-table-cell/>
          <table:table-cell office:value-type="float" office:value="6.3" table:number-columns-spanned="2" table:number-rows-spanned="1" table:style-name="ce39">
            <text:p>6.3</text:p>
          </table:table-cell>
          <table:covered-table-cell/>
          <table:table-cell office:value-type="float" office:value="145.19999999999999" table:style-name="ce12">
            <text:p>145.2</text:p>
          </table:table-cell>
          <table:table-cell office:value-type="float" office:value="2.1" table:style-name="ce9">
            <text:p>2.1</text:p>
          </table:table-cell>
          <table:table-cell office:value-type="float" office:value="28.9" table:style-name="ce12">
            <text:p>28.9</text:p>
          </table:table-cell>
          <table:table-cell office:value-type="float" office:value="55.6" table:number-columns-spanned="2" table:number-rows-spanned="1" table:style-name="ce39">
            <text:p>55.6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19 bis 1944</text:span></text:p>
          </table:table-cell>
          <table:covered-table-cell table:number-columns-repeated="3"/>
          <table:table-cell office:value-type="float" office:value="146.9" table:number-columns-spanned="2" table:number-rows-spanned="1" table:style-name="ce43">
            <text:p>146.9</text:p>
          </table:table-cell>
          <table:covered-table-cell/>
          <table:table-cell office:value-type="float" office:value="423.1" table:number-columns-spanned="2" table:number-rows-spanned="1" table:style-name="ce43">
            <text:p>423.1</text:p>
          </table:table-cell>
          <table:covered-table-cell/>
          <table:table-cell office:value-type="float" office:value="7.1" table:number-columns-spanned="2" table:number-rows-spanned="1" table:style-name="ce39">
            <text:p>7.1</text:p>
          </table:table-cell>
          <table:covered-table-cell/>
          <table:table-cell office:value-type="float" office:value="301.7" table:number-columns-spanned="2" table:number-rows-spanned="1" table:style-name="ce43">
            <text:p>301.7</text:p>
          </table:table-cell>
          <table:covered-table-cell/>
          <table:table-cell office:value-type="float" office:value="5" table:number-columns-spanned="2" table:number-rows-spanned="1" table:style-name="ce39">
            <text:p>5.0</text:p>
          </table:table-cell>
          <table:covered-table-cell/>
          <table:table-cell office:value-type="float" office:value="121.9" table:style-name="ce12">
            <text:p>121.9</text:p>
          </table:table-cell>
          <table:table-cell office:value-type="float" office:value="2.1" table:style-name="ce9">
            <text:p>2.1</text:p>
          </table:table-cell>
          <table:table-cell office:value-type="float" office:value="32.4" table:style-name="ce9">
            <text:p>32.4</text:p>
          </table:table-cell>
          <table:table-cell office:value-type="float" office:value="38.799999999999997" table:number-columns-spanned="2" table:number-rows-spanned="1" table:style-name="ce39">
            <text:p>38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45 bis 1960</text:span></text:p>
          </table:table-cell>
          <table:covered-table-cell table:number-columns-repeated="3"/>
          <table:table-cell office:value-type="float" office:value="213" table:number-columns-spanned="2" table:number-rows-spanned="1" table:style-name="ce43">
            <text:p>213.0</text:p>
          </table:table-cell>
          <table:covered-table-cell/>
          <table:table-cell office:value-type="float" office:value="414.9" table:number-columns-spanned="2" table:number-rows-spanned="1" table:style-name="ce43">
            <text:p>414.9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298.8" table:number-columns-spanned="2" table:number-rows-spanned="1" table:style-name="ce43">
            <text:p>298.8</text:p>
          </table:table-cell>
          <table:covered-table-cell/>
          <table:table-cell office:value-type="float" office:value="5.0999999999999996" table:number-columns-spanned="2" table:number-rows-spanned="1" table:style-name="ce39">
            <text:p>5.1</text:p>
          </table:table-cell>
          <table:covered-table-cell/>
          <table:table-cell office:value-type="float" office:value="116.7" table:style-name="ce12">
            <text:p>116.7</text:p>
          </table:table-cell>
          <table:table-cell office:value-type="float" office:value="2.1" table:style-name="ce9">
            <text:p>2.1</text:p>
          </table:table-cell>
          <table:table-cell office:value-type="float" office:value="30.7" table:style-name="ce9">
            <text:p>30.7</text:p>
          </table:table-cell>
          <table:table-cell office:value-type="float" office:value="34" table:number-columns-spanned="2" table:number-rows-spanned="1" table:style-name="ce39">
            <text:p>34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61 bis 1970</text:span></text:p>
          </table:table-cell>
          <table:covered-table-cell table:number-columns-repeated="3"/>
          <table:table-cell office:value-type="float" office:value="233.9" table:number-columns-spanned="2" table:number-rows-spanned="1" table:style-name="ce43">
            <text:p>233.9</text:p>
          </table:table-cell>
          <table:covered-table-cell/>
          <table:table-cell office:value-type="float" office:value="439.9" table:number-columns-spanned="2" table:number-rows-spanned="1" table:style-name="ce43">
            <text:p>439.9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312" table:number-columns-spanned="2" table:number-rows-spanned="1" table:style-name="ce43">
            <text:p>312.0</text:p>
          </table:table-cell>
          <table:covered-table-cell/>
          <table:table-cell office:value-type="float" office:value="5.0999999999999996" table:number-columns-spanned="2" table:number-rows-spanned="1" table:style-name="ce39">
            <text:p>5.1</text:p>
          </table:table-cell>
          <table:covered-table-cell/>
          <table:table-cell office:value-type="float" office:value="128.69999999999999" table:style-name="ce12">
            <text:p>128.7</text:p>
          </table:table-cell>
          <table:table-cell office:value-type="float" office:value="2.1" table:style-name="ce9">
            <text:p>2.1</text:p>
          </table:table-cell>
          <table:table-cell office:value-type="float" office:value="31.5" table:style-name="ce12">
            <text:p>31.5</text:p>
          </table:table-cell>
          <table:table-cell office:value-type="float" office:value="32.799999999999997" table:number-columns-spanned="2" table:number-rows-spanned="1" table:style-name="ce39">
            <text:p>32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71 bis 1980</text:span></text:p>
          </table:table-cell>
          <table:covered-table-cell table:number-columns-repeated="3"/>
          <table:table-cell office:value-type="float" office:value="187.9" table:number-columns-spanned="2" table:number-rows-spanned="1" table:style-name="ce43">
            <text:p>187.9</text:p>
          </table:table-cell>
          <table:covered-table-cell/>
          <table:table-cell office:value-type="float" office:value="511.3" table:number-columns-spanned="2" table:number-rows-spanned="1" table:style-name="ce43">
            <text:p>511.3</text:p>
          </table:table-cell>
          <table:covered-table-cell/>
          <table:table-cell office:value-type="float" office:value="7.7" table:number-columns-spanned="2" table:number-rows-spanned="1" table:style-name="ce39">
            <text:p>7.7</text:p>
          </table:table-cell>
          <table:covered-table-cell/>
          <table:table-cell office:value-type="float" office:value="371.1" table:number-columns-spanned="2" table:number-rows-spanned="1" table:style-name="ce43">
            <text:p>371.1</text:p>
          </table:table-cell>
          <table:covered-table-cell/>
          <table:table-cell office:value-type="float" office:value="5.6" table:number-columns-spanned="2" table:number-rows-spanned="1" table:style-name="ce39">
            <text:p>5.6</text:p>
          </table:table-cell>
          <table:covered-table-cell/>
          <table:table-cell office:value-type="float" office:value="140.69999999999999" table:style-name="ce12">
            <text:p>140.7</text:p>
          </table:table-cell>
          <table:table-cell office:value-type="float" office:value="2.1" table:style-name="ce9">
            <text:p>2.1</text:p>
          </table:table-cell>
          <table:table-cell office:value-type="float" office:value="29" table:style-name="ce9">
            <text:p>29.0</text:p>
          </table:table-cell>
          <table:table-cell office:value-type="float" office:value="39.700000000000003" table:number-columns-spanned="2" table:number-rows-spanned="1" table:style-name="ce43">
            <text:p>39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81 bis 1990</text:span></text:p>
          </table:table-cell>
          <table:covered-table-cell table:number-columns-repeated="3"/>
          <table:table-cell office:value-type="float" office:value="127.9" table:number-columns-spanned="2" table:number-rows-spanned="1" table:style-name="ce43">
            <text:p>127.9</text:p>
          </table:table-cell>
          <table:covered-table-cell/>
          <table:table-cell office:value-type="float" office:value="556.4" table:number-columns-spanned="2" table:number-rows-spanned="1" table:style-name="ce43">
            <text:p>556.4</text:p>
          </table:table-cell>
          <table:covered-table-cell/>
          <table:table-cell office:value-type="float" office:value="7.9" table:number-columns-spanned="2" table:number-rows-spanned="1" table:style-name="ce39">
            <text:p>7.9</text:p>
          </table:table-cell>
          <table:covered-table-cell/>
          <table:table-cell office:value-type="float" office:value="412.3" table:number-columns-spanned="2" table:number-rows-spanned="1" table:style-name="ce43">
            <text:p>412.3</text:p>
          </table:table-cell>
          <table:covered-table-cell/>
          <table:table-cell office:value-type="float" office:value="5.8" table:number-columns-spanned="2" table:number-rows-spanned="1" table:style-name="ce39">
            <text:p>5.8</text:p>
          </table:table-cell>
          <table:covered-table-cell/>
          <table:table-cell office:value-type="float" office:value="144.80000000000001" table:style-name="ce12">
            <text:p>144.8</text:p>
          </table:table-cell>
          <table:table-cell office:value-type="float" office:value="2" table:style-name="ce9">
            <text:p>2.0</text:p>
          </table:table-cell>
          <table:table-cell office:value-type="float" office:value="27.2" table:style-name="ce12">
            <text:p>27.2</text:p>
          </table:table-cell>
          <table:table-cell office:value-type="float" office:value="41.9" table:number-columns-spanned="2" table:number-rows-spanned="1" table:style-name="ce43">
            <text:p>41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991 bis 2000</text:span></text:p>
          </table:table-cell>
          <table:covered-table-cell table:number-columns-repeated="3"/>
          <table:table-cell office:value-type="float" office:value="153.5" table:number-columns-spanned="2" table:number-rows-spanned="1" table:style-name="ce43">
            <text:p>153.5</text:p>
          </table:table-cell>
          <table:covered-table-cell/>
          <table:table-cell office:value-type="float" office:value="553.5" table:number-columns-spanned="2" table:number-rows-spanned="1" table:style-name="ce39">
            <text:p>553.5</text:p>
          </table:table-cell>
          <table:covered-table-cell/>
          <table:table-cell office:value-type="float" office:value="8" table:number-columns-spanned="2" table:number-rows-spanned="1" table:style-name="ce39">
            <text:p>8.0</text:p>
          </table:table-cell>
          <table:covered-table-cell/>
          <table:table-cell office:value-type="float" office:value="415.7" table:number-columns-spanned="2" table:number-rows-spanned="1" table:style-name="ce43">
            <text:p>415.7</text:p>
          </table:table-cell>
          <table:covered-table-cell/>
          <table:table-cell office:value-type="float" office:value="6" table:number-columns-spanned="2" table:number-rows-spanned="1" table:style-name="ce39">
            <text:p>6.0</text:p>
          </table:table-cell>
          <table:covered-table-cell/>
          <table:table-cell office:value-type="float" office:value="138" table:style-name="ce12">
            <text:p>138.0</text:p>
          </table:table-cell>
          <table:table-cell office:value-type="float" office:value="2" table:style-name="ce9">
            <text:p>2.0</text:p>
          </table:table-cell>
          <table:table-cell office:value-type="float" office:value="26.3" table:style-name="ce9">
            <text:p>26.3</text:p>
          </table:table-cell>
          <table:table-cell office:value-type="float" office:value="43.6" table:number-columns-spanned="2" table:number-rows-spanned="1" table:style-name="ce39">
            <text:p>43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2001 und später</text:span></text:p>
          </table:table-cell>
          <table:covered-table-cell table:number-columns-repeated="3"/>
          <table:table-cell office:value-type="float" office:value="301.89999999999998" table:number-columns-spanned="2" table:number-rows-spanned="1" table:style-name="ce43">
            <text:p>301.9</text:p>
          </table:table-cell>
          <table:covered-table-cell/>
          <table:table-cell office:value-type="float" office:value="599.79999999999995" table:number-columns-spanned="2" table:number-rows-spanned="1" table:style-name="ce39">
            <text:p>599.8</text:p>
          </table:table-cell>
          <table:covered-table-cell/>
          <table:table-cell office:value-type="float" office:value="8.6999999999999993" table:number-columns-spanned="2" table:number-rows-spanned="1" table:style-name="ce39">
            <text:p>8.7</text:p>
          </table:table-cell>
          <table:covered-table-cell/>
          <table:table-cell office:value-type="float" office:value="467.9" table:number-columns-spanned="2" table:number-rows-spanned="1" table:style-name="ce43">
            <text:p>467.9</text:p>
          </table:table-cell>
          <table:covered-table-cell/>
          <table:table-cell office:value-type="float" office:value="6.8" table:number-columns-spanned="2" table:number-rows-spanned="1" table:style-name="ce39">
            <text:p>6.8</text:p>
          </table:table-cell>
          <table:covered-table-cell/>
          <table:table-cell office:value-type="float" office:value="132.30000000000001" table:style-name="ce12">
            <text:p>132.3</text:p>
          </table:table-cell>
          <table:table-cell office:value-type="float" office:value="1.9" table:style-name="ce9">
            <text:p>1.9</text:p>
          </table:table-cell>
          <table:table-cell office:value-type="float" office:value="23.4" table:style-name="ce12">
            <text:p>23.4</text:p>
          </table:table-cell>
          <table:table-cell office:value-type="float" office:value="44.8" table:number-columns-spanned="2" table:number-rows-spanned="1" table:style-name="ce39">
            <text:p>44.8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8">
            <text:p><text:span text:style-name="T2">Ausstattungskategorie</text:span></text:p>
          </table:table-cell>
          <table:covered-table-cell table:number-columns-repeated="3"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3" table:style-name="ce10"/>
          <table:table-cell table:number-columns-spanned="2" table:number-rows-spanned="1" table:style-name="ce41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Kategorle A</text:span></text:p>
          </table:table-cell>
          <table:covered-table-cell table:number-columns-repeated="3"/>
          <table:table-cell office:value-type="float" office:value="1528.3" table:number-columns-spanned="2" table:number-rows-spanned="1" table:style-name="ce44">
            <text:p>1,528.3</text:p>
          </table:table-cell>
          <table:covered-table-cell/>
          <table:table-cell office:value-type="float" office:value="530.9" table:number-columns-spanned="2" table:number-rows-spanned="1" table:style-name="ce39">
            <text:p>530.9</text:p>
          </table:table-cell>
          <table:covered-table-cell/>
          <table:table-cell office:value-type="float" office:value="8" table:number-columns-spanned="2" table:number-rows-spanned="1" table:style-name="ce39">
            <text:p>8.0</text:p>
          </table:table-cell>
          <table:covered-table-cell/>
          <table:table-cell office:value-type="float" office:value="395.9" table:number-columns-spanned="2" table:number-rows-spanned="1" table:style-name="ce39">
            <text:p>395.9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135.6" table:style-name="ce12">
            <text:p>135.6</text:p>
          </table:table-cell>
          <table:table-cell office:value-type="float" office:value="2.1" table:style-name="ce9">
            <text:p>2.1</text:p>
          </table:table-cell>
          <table:table-cell office:value-type="float" office:value="28" table:style-name="ce12">
            <text:p>28.0</text:p>
          </table:table-cell>
          <table:table-cell office:value-type="float" office:value="42.3" table:number-columns-spanned="2" table:number-rows-spanned="1" table:style-name="ce43">
            <text:p>42.3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Kategorie B</text:span></text:p>
          </table:table-cell>
          <table:covered-table-cell table:number-columns-repeated="3"/>
          <table:table-cell office:value-type="float" office:value="77.8" table:number-columns-spanned="2" table:number-rows-spanned="1" table:style-name="ce43">
            <text:p>77.8</text:p>
          </table:table-cell>
          <table:covered-table-cell/>
          <table:table-cell office:value-type="float" office:value="353.2" table:number-columns-spanned="2" table:number-rows-spanned="1" table:style-name="ce43">
            <text:p>353.2</text:p>
          </table:table-cell>
          <table:covered-table-cell/>
          <table:table-cell office:value-type="float" office:value="6" table:number-columns-spanned="2" table:number-rows-spanned="1" table:style-name="ce39">
            <text:p>6.0</text:p>
          </table:table-cell>
          <table:covered-table-cell/>
          <table:table-cell office:value-type="float" office:value="249.3" table:number-columns-spanned="2" table:number-rows-spanned="1" table:style-name="ce43">
            <text:p>249.3</text:p>
          </table:table-cell>
          <table:covered-table-cell/>
          <table:table-cell office:value-type="float" office:value="4.2" table:number-columns-spanned="2" table:number-rows-spanned="1" table:style-name="ce39">
            <text:p>4.2</text:p>
          </table:table-cell>
          <table:covered-table-cell/>
          <table:table-cell office:value-type="float" office:value="105.2" table:style-name="ce12">
            <text:p>105.2</text:p>
          </table:table-cell>
          <table:table-cell office:value-type="float" office:value="1.8" table:style-name="ce9">
            <text:p>1.8</text:p>
          </table:table-cell>
          <table:table-cell office:value-type="float" office:value="32.200000000000003" table:style-name="ce9">
            <text:p>32.2</text:p>
          </table:table-cell>
          <table:table-cell office:value-type="float" office:value="28.7" table:number-columns-spanned="2" table:number-rows-spanned="1" table:style-name="ce43">
            <text:p>28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Kategorie C</text:span></text:p>
          </table:table-cell>
          <table:covered-table-cell table:number-columns-repeated="3"/>
          <table:table-cell office:value-type="float" office:value="-5.7" table:number-columns-spanned="2" table:number-rows-spanned="1" table:style-name="ce45">
            <text:p>(5.7)</text:p>
          </table:table-cell>
          <table:covered-table-cell/>
          <table:table-cell office:value-type="float" office:value="-281.89999999999998" table:number-columns-spanned="2" table:number-rows-spanned="1" table:style-name="ce45">
            <text:p>(281.9)</text:p>
          </table:table-cell>
          <table:covered-table-cell/>
          <table:table-cell office:value-type="float" office:value="-6" table:number-columns-spanned="2" table:number-rows-spanned="1" table:style-name="ce45">
            <text:p>(6.0)</text:p>
          </table:table-cell>
          <table:covered-table-cell/>
          <table:table-cell office:value-type="float" office:value="-167.9" table:number-columns-spanned="2" table:number-rows-spanned="1" table:style-name="ce45">
            <text:p>(167.9)</text:p>
          </table:table-cell>
          <table:covered-table-cell/>
          <table:table-cell office:value-type="float" office:value="-3.6" table:number-columns-spanned="2" table:number-rows-spanned="1" table:style-name="ce45">
            <text:p>(3.6)</text:p>
          </table:table-cell>
          <table:covered-table-cell/>
          <table:table-cell office:value-type="float" office:value="-114.1" table:style-name="ce13">
            <text:p>(114.1)</text:p>
          </table:table-cell>
          <table:table-cell office:value-type="float" office:value="-2.4" table:style-name="ce13">
            <text:p>(2.4)</text:p>
          </table:table-cell>
          <table:table-cell office:value-type="float" office:value="-42.4" table:style-name="ce13">
            <text:p>(42.4)</text:p>
          </table:table-cell>
          <table:table-cell office:value-type="string" table:number-columns-spanned="2" table:number-rows-spanned="1" table:style-name="ce46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Kategorie D</text:span></text:p>
          </table:table-cell>
          <table:covered-table-cell table:number-columns-repeated="3"/>
          <table:table-cell office:value-type="float" office:value="24.2" table:number-columns-spanned="2" table:number-rows-spanned="1" table:style-name="ce43">
            <text:p>24.2</text:p>
          </table:table-cell>
          <table:covered-table-cell/>
          <table:table-cell office:value-type="float" office:value="260.39999999999998" table:number-columns-spanned="2" table:number-rows-spanned="1" table:style-name="ce43">
            <text:p>260.4</text:p>
          </table:table-cell>
          <table:covered-table-cell/>
          <table:table-cell office:value-type="float" office:value="6.4" table:number-columns-spanned="2" table:number-rows-spanned="1" table:style-name="ce39">
            <text:p>6.4</text:p>
          </table:table-cell>
          <table:covered-table-cell/>
          <table:table-cell office:value-type="float" office:value="169.1" table:number-columns-spanned="2" table:number-rows-spanned="1" table:style-name="ce43">
            <text:p>169.1</text:p>
          </table:table-cell>
          <table:covered-table-cell/>
          <table:table-cell office:value-type="float" office:value="4.0999999999999996" table:number-columns-spanned="2" table:number-rows-spanned="1" table:style-name="ce39">
            <text:p>4.1</text:p>
          </table:table-cell>
          <table:covered-table-cell/>
          <table:table-cell office:value-type="float" office:value="92.4" table:style-name="ce9">
            <text:p>92.4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40.6" table:style-name="ce9">
            <text:p>40.6</text:p>
          </table:table-cell>
          <table:table-cell office:value-type="string" table:number-columns-spanned="2" table:number-rows-spanned="1" table:style-name="ce46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38">
            <text:p><text:span text:style-name="T2">Haushaltsgröla</text:span></text:p>
          </table:table-cell>
          <table:covered-table-cell table:number-columns-repeated="3"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spanned="2" table:number-rows-spanned="1" table:style-name="ce41"/>
          <table:covered-table-cell/>
          <table:table-cell table:number-columns-repeated="3" table:style-name="ce10"/>
          <table:table-cell table:number-columns-spanned="2" table:number-rows-spanned="1" table:style-name="ce41"/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 Person</text:span></text:p>
          </table:table-cell>
          <table:covered-table-cell table:number-columns-repeated="3"/>
          <table:table-cell office:value-type="float" office:value="775.3" table:number-columns-spanned="2" table:number-rows-spanned="1" table:style-name="ce39">
            <text:p>775.3</text:p>
          </table:table-cell>
          <table:covered-table-cell/>
          <table:table-cell office:value-type="float" office:value="436.5" table:number-columns-spanned="2" table:number-rows-spanned="1" table:style-name="ce39">
            <text:p>436.5</text:p>
          </table:table-cell>
          <table:covered-table-cell/>
          <table:table-cell office:value-type="float" office:value="7.9" table:number-columns-spanned="2" table:number-rows-spanned="1" table:style-name="ce39">
            <text:p>7.9</text:p>
          </table:table-cell>
          <table:covered-table-cell/>
          <table:table-cell office:value-type="float" office:value="322.3" table:number-columns-spanned="2" table:number-rows-spanned="1" table:style-name="ce39">
            <text:p>322.3</text:p>
          </table:table-cell>
          <table:covered-table-cell/>
          <table:table-cell office:value-type="float" office:value="5.8" table:number-columns-spanned="2" table:number-rows-spanned="1" table:style-name="ce39">
            <text:p>5.8</text:p>
          </table:table-cell>
          <table:covered-table-cell/>
          <table:table-cell office:value-type="float" office:value="114.9" table:style-name="ce9">
            <text:p>114.9</text:p>
          </table:table-cell>
          <table:table-cell office:value-type="float" office:value="2.1" table:style-name="ce9">
            <text:p>2.1</text:p>
          </table:table-cell>
          <table:table-cell office:value-type="float" office:value="29.1" table:style-name="ce9">
            <text:p>29.1</text:p>
          </table:table-cell>
          <table:table-cell office:value-type="float" office:value="38.4" table:number-columns-spanned="2" table:number-rows-spanned="1" table:style-name="ce39">
            <text:p>38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2 Personen</text:span></text:p>
          </table:table-cell>
          <table:covered-table-cell table:number-columns-repeated="3"/>
          <table:table-cell office:value-type="float" office:value="452.4" table:number-columns-spanned="2" table:number-rows-spanned="1" table:style-name="ce39">
            <text:p>452.4</text:p>
          </table:table-cell>
          <table:covered-table-cell/>
          <table:table-cell office:value-type="float" office:value="530.79999999999995" table:number-columns-spanned="2" table:number-rows-spanned="1" table:style-name="ce39">
            <text:p>530.8</text:p>
          </table:table-cell>
          <table:covered-table-cell/>
          <table:table-cell office:value-type="float" office:value="7.7" table:number-columns-spanned="2" table:number-rows-spanned="1" table:style-name="ce39">
            <text:p>7.7</text:p>
          </table:table-cell>
          <table:covered-table-cell/>
          <table:table-cell office:value-type="float" office:value="393.3" table:number-columns-spanned="2" table:number-rows-spanned="1" table:style-name="ce39">
            <text:p>393.3</text:p>
          </table:table-cell>
          <table:covered-table-cell/>
          <table:table-cell office:value-type="float" office:value="5.7" table:number-columns-spanned="2" table:number-rows-spanned="1" table:style-name="ce39">
            <text:p>5.7</text:p>
          </table:table-cell>
          <table:covered-table-cell/>
          <table:table-cell office:value-type="float" office:value="138.1" table:style-name="ce9">
            <text:p>138.1</text:p>
          </table:table-cell>
          <table:table-cell office:value-type="float" office:value="2" table:style-name="ce9">
            <text:p>2.0</text:p>
          </table:table-cell>
          <table:table-cell office:value-type="float" office:value="28.6" table:style-name="ce9">
            <text:p>28.6</text:p>
          </table:table-cell>
          <table:table-cell office:value-type="float" office:value="44.2" table:number-columns-spanned="2" table:number-rows-spanned="1" table:style-name="ce39">
            <text:p>44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3 Personen</text:span></text:p>
          </table:table-cell>
          <table:covered-table-cell table:number-columns-repeated="3"/>
          <table:table-cell office:value-type="float" office:value="204.4" table:number-columns-spanned="2" table:number-rows-spanned="1" table:style-name="ce39">
            <text:p>204.4</text:p>
          </table:table-cell>
          <table:covered-table-cell/>
          <table:table-cell office:value-type="float" office:value="634.6" table:number-columns-spanned="2" table:number-rows-spanned="1" table:style-name="ce39">
            <text:p>634.6</text:p>
          </table:table-cell>
          <table:covered-table-cell/>
          <table:table-cell office:value-type="float" office:value="7.9" table:number-columns-spanned="2" table:number-rows-spanned="1" table:style-name="ce39">
            <text:p>7.9</text:p>
          </table:table-cell>
          <table:covered-table-cell/>
          <table:table-cell office:value-type="float" office:value="480.5" table:number-columns-spanned="2" table:number-rows-spanned="1" table:style-name="ce39">
            <text:p>480.5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154.5" table:style-name="ce9">
            <text:p>154.5</text:p>
          </table:table-cell>
          <table:table-cell office:value-type="float" office:value="2" table:style-name="ce9">
            <text:p>2.0</text:p>
          </table:table-cell>
          <table:table-cell office:value-type="float" office:value="26.4" table:style-name="ce9">
            <text:p>26.4</text:p>
          </table:table-cell>
          <table:table-cell office:value-type="float" office:value="44.8" table:number-columns-spanned="2" table:number-rows-spanned="1" table:style-name="ce39">
            <text:p>44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4 Personen</text:span></text:p>
          </table:table-cell>
          <table:covered-table-cell table:number-columns-repeated="3"/>
          <table:table-cell office:value-type="float" office:value="124.7" table:number-columns-spanned="2" table:number-rows-spanned="1" table:style-name="ce39">
            <text:p>124.7</text:p>
          </table:table-cell>
          <table:covered-table-cell/>
          <table:table-cell office:value-type="float" office:value="691.6" table:number-columns-spanned="2" table:number-rows-spanned="1" table:style-name="ce39">
            <text:p>691.6</text:p>
          </table:table-cell>
          <table:covered-table-cell/>
          <table:table-cell office:value-type="float" office:value="8" table:number-columns-spanned="2" table:number-rows-spanned="1" table:style-name="ce39">
            <text:p>8.0</text:p>
          </table:table-cell>
          <table:covered-table-cell/>
          <table:table-cell office:value-type="float" office:value="522.5" table:number-columns-spanned="2" table:number-rows-spanned="1" table:style-name="ce39">
            <text:p>522.5</text:p>
          </table:table-cell>
          <table:covered-table-cell/>
          <table:table-cell office:value-type="float" office:value="5.9" table:number-columns-spanned="2" table:number-rows-spanned="1" table:style-name="ce39">
            <text:p>5.9</text:p>
          </table:table-cell>
          <table:covered-table-cell/>
          <table:table-cell office:value-type="float" office:value="169.8" table:style-name="ce9">
            <text:p>169.8</text:p>
          </table:table-cell>
          <table:table-cell office:value-type="float" office:value="2" table:style-name="ce9">
            <text:p>2.0</text:p>
          </table:table-cell>
          <table:table-cell office:value-type="float" office:value="27.1" table:style-name="ce9">
            <text:p>27.1</text:p>
          </table:table-cell>
          <table:table-cell office:value-type="float" office:value="46.9" table:number-columns-spanned="2" table:number-rows-spanned="1" table:style-name="ce39">
            <text:p>46.9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8">
            <text:p><text:span text:style-name="T2">5 und mehr Personen</text:span></text:p>
          </table:table-cell>
          <table:covered-table-cell table:number-columns-repeated="3"/>
          <table:table-cell office:value-type="float" office:value="79.400000000000006" table:number-columns-spanned="2" table:number-rows-spanned="1" table:style-name="ce39">
            <text:p>79.4</text:p>
          </table:table-cell>
          <table:covered-table-cell/>
          <table:table-cell office:value-type="float" office:value="659.1" table:number-columns-spanned="2" table:number-rows-spanned="1" table:style-name="ce39">
            <text:p>659.1</text:p>
          </table:table-cell>
          <table:covered-table-cell/>
          <table:table-cell office:value-type="float" office:value="7.5" table:number-columns-spanned="2" table:number-rows-spanned="1" table:style-name="ce39">
            <text:p>7.5</text:p>
          </table:table-cell>
          <table:covered-table-cell/>
          <table:table-cell office:value-type="float" office:value="483.5" table:number-columns-spanned="2" table:number-rows-spanned="1" table:style-name="ce39">
            <text:p>483.5</text:p>
          </table:table-cell>
          <table:covered-table-cell/>
          <table:table-cell office:value-type="float" office:value="5.5" table:number-columns-spanned="2" table:number-rows-spanned="1" table:style-name="ce39">
            <text:p>5.5</text:p>
          </table:table-cell>
          <table:covered-table-cell/>
          <table:table-cell office:value-type="float" office:value="176.4" table:style-name="ce9">
            <text:p>176.4</text:p>
          </table:table-cell>
          <table:table-cell office:value-type="float" office:value="2.1" table:style-name="ce9">
            <text:p>2.1</text:p>
          </table:table-cell>
          <table:table-cell office:value-type="float" office:value="28.5" table:style-name="ce9">
            <text:p>28.5</text:p>
          </table:table-cell>
          <table:table-cell office:value-type="float" office:value="38.200000000000003" table:number-columns-spanned="2" table:number-rows-spanned="1" table:style-name="ce39">
            <text:p>38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2">Famlllenhaushalte Elnfamlllenhaushatte</text:span></text:p>
          </table:table-cell>
          <table:covered-table-cell table:number-columns-repeated="3"/>
          <table:table-cell office:value-type="float" office:value="789.8" table:number-columns-spanned="2" table:number-rows-spanned="1" table:style-name="ce47">
            <text:p>789.8</text:p>
          </table:table-cell>
          <table:covered-table-cell/>
          <table:table-cell office:value-type="float" office:value="585.29999999999995" table:number-columns-spanned="2" table:number-rows-spanned="1" table:style-name="ce47">
            <text:p>585.3</text:p>
          </table:table-cell>
          <table:covered-table-cell/>
          <table:table-cell office:value-type="float" office:value="7.7" table:number-columns-spanned="2" table:number-rows-spanned="1" table:style-name="ce47">
            <text:p>7.7</text:p>
          </table:table-cell>
          <table:covered-table-cell/>
          <table:table-cell office:value-type="float" office:value="436.3" table:number-columns-spanned="2" table:number-rows-spanned="1" table:style-name="ce47">
            <text:p>436.3</text:p>
          </table:table-cell>
          <table:covered-table-cell/>
          <table:table-cell office:value-type="float" office:value="5.7" table:number-columns-spanned="2" table:number-rows-spanned="1" table:style-name="ce47">
            <text:p>5.7</text:p>
          </table:table-cell>
          <table:covered-table-cell/>
          <table:table-cell office:value-type="float" office:value="149.6" table:style-name="ce14">
            <text:p>149.6</text:p>
          </table:table-cell>
          <table:table-cell office:value-type="float" office:value="2" table:style-name="ce14">
            <text:p>2.0</text:p>
          </table:table-cell>
          <table:table-cell office:value-type="float" office:value="27.9" table:style-name="ce14">
            <text:p>27.9</text:p>
          </table:table-cell>
          <table:table-cell office:value-type="float" office:value="44.2" table:number-columns-spanned="2" table:number-rows-spanned="1" table:style-name="ce47">
            <text:p>44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(Ehe-)Paar ohne Kind(-er)</text:span></text:p>
          </table:table-cell>
          <table:covered-table-cell table:number-columns-repeated="3"/>
          <table:table-cell office:value-type="float" office:value="329.6" table:number-columns-spanned="2" table:number-rows-spanned="1" table:style-name="ce39">
            <text:p>329.6</text:p>
          </table:table-cell>
          <table:covered-table-cell/>
          <table:table-cell office:value-type="float" office:value="533.1" table:number-columns-spanned="2" table:number-rows-spanned="1" table:style-name="ce39">
            <text:p>533.1</text:p>
          </table:table-cell>
          <table:covered-table-cell/>
          <table:table-cell office:value-type="float" office:value="7.7" table:number-columns-spanned="2" table:number-rows-spanned="1" table:style-name="ce39">
            <text:p>7.7</text:p>
          </table:table-cell>
          <table:covered-table-cell/>
          <table:table-cell office:value-type="float" office:value="395.1" table:number-columns-spanned="2" table:number-rows-spanned="1" table:style-name="ce39">
            <text:p>395.1</text:p>
          </table:table-cell>
          <table:covered-table-cell/>
          <table:table-cell office:value-type="float" office:value="5.7" table:number-columns-spanned="2" table:number-rows-spanned="1" table:style-name="ce39">
            <text:p>5.7</text:p>
          </table:table-cell>
          <table:covered-table-cell/>
          <table:table-cell office:value-type="float" office:value="138.6" table:style-name="ce9">
            <text:p>138.6</text:p>
          </table:table-cell>
          <table:table-cell office:value-type="float" office:value="2" table:style-name="ce9">
            <text:p>2.0</text:p>
          </table:table-cell>
          <table:table-cell office:value-type="float" office:value="28.6" table:style-name="ce9">
            <text:p>28.6</text:p>
          </table:table-cell>
          <table:table-cell office:value-type="float" office:value="45" table:number-columns-spanned="2" table:number-rows-spanned="1" table:style-name="ce39">
            <text:p>45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(Ehe-)Paar mit Kind(-em)</text:span></text:p>
          </table:table-cell>
          <table:covered-table-cell table:number-columns-repeated="3"/>
          <table:table-cell office:value-type="float" office:value="316.7" table:number-columns-spanned="2" table:number-rows-spanned="1" table:style-name="ce39">
            <text:p>316.7</text:p>
          </table:table-cell>
          <table:covered-table-cell/>
          <table:table-cell office:value-type="float" office:value="653.4" table:number-columns-spanned="2" table:number-rows-spanned="1" table:style-name="ce39">
            <text:p>653.4</text:p>
          </table:table-cell>
          <table:covered-table-cell/>
          <table:table-cell office:value-type="float" office:value="7.8" table:number-columns-spanned="2" table:number-rows-spanned="1" table:style-name="ce39">
            <text:p>7.8</text:p>
          </table:table-cell>
          <table:covered-table-cell/>
          <table:table-cell office:value-type="float" office:value="490.6" table:number-columns-spanned="2" table:number-rows-spanned="1" table:style-name="ce39">
            <text:p>490.6</text:p>
          </table:table-cell>
          <table:covered-table-cell/>
          <table:table-cell office:value-type="float" office:value="5.8" table:number-columns-spanned="2" table:number-rows-spanned="1" table:style-name="ce39">
            <text:p>5.8</text:p>
          </table:table-cell>
          <table:covered-table-cell/>
          <table:table-cell office:value-type="float" office:value="163.4" table:style-name="ce9">
            <text:p>163.4</text:p>
          </table:table-cell>
          <table:table-cell office:value-type="float" office:value="2" table:style-name="ce9">
            <text:p>2.0</text:p>
          </table:table-cell>
          <table:table-cell office:value-type="float" office:value="27" table:style-name="ce9">
            <text:p>27.0</text:p>
          </table:table-cell>
          <table:table-cell office:value-type="float" office:value="45.7" table:number-columns-spanned="2" table:number-rows-spanned="1" table:style-name="ce39">
            <text:p>45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Vater mit Kind(-em)</text:span></text:p>
          </table:table-cell>
          <table:covered-table-cell table:number-columns-repeated="3"/>
          <table:table-cell office:value-type="float" office:value="18.2" table:number-columns-spanned="2" table:number-rows-spanned="1" table:style-name="ce39">
            <text:p>18.2</text:p>
          </table:table-cell>
          <table:covered-table-cell/>
          <table:table-cell office:value-type="float" office:value="529" table:number-columns-spanned="2" table:number-rows-spanned="1" table:style-name="ce39">
            <text:p>529.0</text:p>
          </table:table-cell>
          <table:covered-table-cell/>
          <table:table-cell office:value-type="float" office:value="7.7" table:number-columns-spanned="2" table:number-rows-spanned="1" table:style-name="ce39">
            <text:p>7.7</text:p>
          </table:table-cell>
          <table:covered-table-cell/>
          <table:table-cell office:value-type="float" office:value="378.1" table:number-columns-spanned="2" table:number-rows-spanned="1" table:style-name="ce39">
            <text:p>378.1</text:p>
          </table:table-cell>
          <table:covered-table-cell/>
          <table:table-cell office:value-type="float" office:value="5.5" table:number-columns-spanned="2" table:number-rows-spanned="1" table:style-name="ce39">
            <text:p>5.5</text:p>
          </table:table-cell>
          <table:covered-table-cell/>
          <table:table-cell office:value-type="float" office:value="151.69999999999999" table:style-name="ce9">
            <text:p>151.7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30.9" table:style-name="ce9">
            <text:p>30.9</text:p>
          </table:table-cell>
          <table:table-cell office:value-type="float" office:value="-47.4" table:number-columns-spanned="2" table:number-rows-spanned="1" table:style-name="ce45">
            <text:p>(47.4)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Mutter mit Kind(-em)</text:span></text:p>
          </table:table-cell>
          <table:covered-table-cell table:number-columns-repeated="3"/>
          <table:table-cell office:value-type="float" office:value="125.2" table:number-columns-spanned="2" table:number-rows-spanned="1" table:style-name="ce39">
            <text:p>125.2</text:p>
          </table:table-cell>
          <table:covered-table-cell/>
          <table:table-cell office:value-type="float" office:value="558.6" table:number-columns-spanned="2" table:number-rows-spanned="1" table:style-name="ce39">
            <text:p>558.6</text:p>
          </table:table-cell>
          <table:covered-table-cell/>
          <table:table-cell office:value-type="float" office:value="7.5" table:number-columns-spanned="2" table:number-rows-spanned="1" table:style-name="ce39">
            <text:p>7.5</text:p>
          </table:table-cell>
          <table:covered-table-cell/>
          <table:table-cell office:value-type="float" office:value="415.8" table:number-columns-spanned="2" table:number-rows-spanned="1" table:style-name="ce39">
            <text:p>415.8</text:p>
          </table:table-cell>
          <table:covered-table-cell/>
          <table:table-cell office:value-type="float" office:value="5.5" table:number-columns-spanned="2" table:number-rows-spanned="1" table:style-name="ce39">
            <text:p>5.5</text:p>
          </table:table-cell>
          <table:covered-table-cell/>
          <table:table-cell office:value-type="float" office:value="143.5" table:style-name="ce9">
            <text:p>143.5</text:p>
          </table:table-cell>
          <table:table-cell office:value-type="float" office:value="2" table:style-name="ce9">
            <text:p>2.0</text:p>
          </table:table-cell>
          <table:table-cell office:value-type="float" office:value="27.9" table:style-name="ce9">
            <text:p>27.9</text:p>
          </table:table-cell>
          <table:table-cell office:value-type="float" office:value="37" table:number-columns-spanned="2" table:number-rows-spanned="1" table:style-name="ce39">
            <text:p>37.0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8">
            <text:p><text:span text:style-name="T2">Mehrfamilienhaushalte</text:span></text:p>
          </table:table-cell>
          <table:covered-table-cell table:number-columns-repeated="3"/>
          <table:table-cell office:value-type="float" office:value="13" table:number-columns-spanned="2" table:number-rows-spanned="1" table:style-name="ce39">
            <text:p>13.0</text:p>
          </table:table-cell>
          <table:covered-table-cell/>
          <table:table-cell office:value-type="float" office:value="599.9" table:number-columns-spanned="2" table:number-rows-spanned="1" table:style-name="ce39">
            <text:p>599.9</text:p>
          </table:table-cell>
          <table:covered-table-cell/>
          <table:table-cell office:value-type="float" office:value="7" table:number-columns-spanned="2" table:number-rows-spanned="1" table:style-name="ce39">
            <text:p>7.0</text:p>
          </table:table-cell>
          <table:covered-table-cell/>
          <table:table-cell office:value-type="float" office:value="419.3" table:number-columns-spanned="2" table:number-rows-spanned="1" table:style-name="ce39">
            <text:p>419.3</text:p>
          </table:table-cell>
          <table:covered-table-cell/>
          <table:table-cell office:value-type="float" office:value="4.8" table:number-columns-spanned="2" table:number-rows-spanned="1" table:style-name="ce39">
            <text:p>4.8</text:p>
          </table:table-cell>
          <table:covered-table-cell/>
          <table:table-cell office:value-type="float" office:value="160.6" table:style-name="ce9">
            <text:p>160.6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32" table:style-name="ce9">
            <text:p>32.0</text:p>
          </table:table-cell>
          <table:table-cell office:value-type="string" table:number-columns-spanned="2" table:number-rows-spanned="1" table:style-name="ce46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2">Nichtfamilienhaushalta Einpersonenhaushalte</text:span></text:p>
          </table:table-cell>
          <table:covered-table-cell table:number-columns-repeated="3"/>
          <table:table-cell office:value-type="float" office:value="775.3" table:number-columns-spanned="2" table:number-rows-spanned="1" table:style-name="ce47">
            <text:p>775.3</text:p>
          </table:table-cell>
          <table:covered-table-cell/>
          <table:table-cell office:value-type="float" office:value="436.5" table:number-columns-spanned="2" table:number-rows-spanned="1" table:style-name="ce47">
            <text:p>436.5</text:p>
          </table:table-cell>
          <table:covered-table-cell/>
          <table:table-cell office:value-type="float" office:value="7.9" table:number-columns-spanned="2" table:number-rows-spanned="1" table:style-name="ce47">
            <text:p>7.9</text:p>
          </table:table-cell>
          <table:covered-table-cell/>
          <table:table-cell office:value-type="float" office:value="322.3" table:number-columns-spanned="2" table:number-rows-spanned="1" table:style-name="ce47">
            <text:p>322.3</text:p>
          </table:table-cell>
          <table:covered-table-cell/>
          <table:table-cell office:value-type="float" office:value="5.8" table:number-columns-spanned="2" table:number-rows-spanned="1" table:style-name="ce47">
            <text:p>5.8</text:p>
          </table:table-cell>
          <table:covered-table-cell/>
          <table:table-cell office:value-type="float" office:value="114.9" table:style-name="ce14">
            <text:p>114.9</text:p>
          </table:table-cell>
          <table:table-cell office:value-type="float" office:value="2.1" table:style-name="ce14">
            <text:p>2.1</text:p>
          </table:table-cell>
          <table:table-cell office:value-type="float" office:value="29.1" table:style-name="ce14">
            <text:p>29.1</text:p>
          </table:table-cell>
          <table:table-cell office:value-type="float" office:value="38.4" table:number-columns-spanned="2" table:number-rows-spanned="1" table:style-name="ce47">
            <text:p>38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bis unter 30 Jahre</text:span></text:p>
          </table:table-cell>
          <table:covered-table-cell table:number-columns-repeated="3"/>
          <table:table-cell office:value-type="float" office:value="134.4" table:number-columns-spanned="2" table:number-rows-spanned="1" table:style-name="ce39">
            <text:p>134.4</text:p>
          </table:table-cell>
          <table:covered-table-cell/>
          <table:table-cell office:value-type="float" office:value="454.7" table:number-columns-spanned="2" table:number-rows-spanned="1" table:style-name="ce39">
            <text:p>454.7</text:p>
          </table:table-cell>
          <table:covered-table-cell/>
          <table:table-cell office:value-type="float" office:value="9.3000000000000007" table:number-columns-spanned="2" table:number-rows-spanned="1" table:style-name="ce39">
            <text:p>9.3</text:p>
          </table:table-cell>
          <table:covered-table-cell/>
          <table:table-cell office:value-type="float" office:value="349.2" table:number-columns-spanned="2" table:number-rows-spanned="1" table:style-name="ce39">
            <text:p>349.2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105.9" table:style-name="ce9">
            <text:p>105.9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4.9" table:style-name="ce9">
            <text:p>24.9</text:p>
          </table:table-cell>
          <table:table-cell office:value-type="float" office:value="39.700000000000003" table:number-columns-spanned="2" table:number-rows-spanned="1" table:style-name="ce39">
            <text:p>39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30 bis unter 60 Jahre</text:span></text:p>
          </table:table-cell>
          <table:covered-table-cell table:number-columns-repeated="3"/>
          <table:table-cell office:value-type="float" office:value="379.4" table:number-columns-spanned="2" table:number-rows-spanned="1" table:style-name="ce39">
            <text:p>379.4</text:p>
          </table:table-cell>
          <table:covered-table-cell/>
          <table:table-cell office:value-type="float" office:value="463.1" table:number-columns-spanned="2" table:number-rows-spanned="1" table:style-name="ce39">
            <text:p>463.1</text:p>
          </table:table-cell>
          <table:covered-table-cell/>
          <table:table-cell office:value-type="float" office:value="8.3000000000000007" table:number-columns-spanned="2" table:number-rows-spanned="1" table:style-name="ce39">
            <text:p>8.3</text:p>
          </table:table-cell>
          <table:covered-table-cell/>
          <table:table-cell office:value-type="float" office:value="348.7" table:number-columns-spanned="2" table:number-rows-spanned="1" table:style-name="ce39">
            <text:p>348.7</text:p>
          </table:table-cell>
          <table:covered-table-cell/>
          <table:table-cell office:value-type="float" office:value="6.2" table:number-columns-spanned="2" table:number-rows-spanned="1" table:style-name="ce39">
            <text:p>6.2</text:p>
          </table:table-cell>
          <table:covered-table-cell/>
          <table:table-cell office:value-type="float" office:value="115" table:style-name="ce9">
            <text:p>115.0</text:p>
          </table:table-cell>
          <table:table-cell office:value-type="float" office:value="2.1" table:style-name="ce9">
            <text:p>2.1</text:p>
          </table:table-cell>
          <table:table-cell office:value-type="float" office:value="27.4" table:style-name="ce9">
            <text:p>27.4</text:p>
          </table:table-cell>
          <table:table-cell office:value-type="float" office:value="39.200000000000003" table:number-columns-spanned="2" table:number-rows-spanned="1" table:style-name="ce39">
            <text:p>39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60 und mehr Jahre</text:span></text:p>
          </table:table-cell>
          <table:covered-table-cell table:number-columns-repeated="3"/>
          <table:table-cell office:value-type="float" office:value="261.5" table:number-columns-spanned="2" table:number-rows-spanned="1" table:style-name="ce39">
            <text:p>261.5</text:p>
          </table:table-cell>
          <table:covered-table-cell/>
          <table:table-cell office:value-type="float" office:value="388.7" table:number-columns-spanned="2" table:number-rows-spanned="1" table:style-name="ce39">
            <text:p>388.7</text:p>
          </table:table-cell>
          <table:covered-table-cell/>
          <table:table-cell office:value-type="float" office:value="6.6" table:number-columns-spanned="2" table:number-rows-spanned="1" table:style-name="ce39">
            <text:p>6.6</text:p>
          </table:table-cell>
          <table:covered-table-cell/>
          <table:table-cell office:value-type="float" office:value="270.10000000000002" table:number-columns-spanned="2" table:number-rows-spanned="1" table:style-name="ce39">
            <text:p>270.1</text:p>
          </table:table-cell>
          <table:covered-table-cell/>
          <table:table-cell office:value-type="float" office:value="4.5" table:number-columns-spanned="2" table:number-rows-spanned="1" table:style-name="ce39">
            <text:p>4.5</text:p>
          </table:table-cell>
          <table:covered-table-cell/>
          <table:table-cell office:value-type="float" office:value="119.4" table:style-name="ce9">
            <text:p>119.4</text:p>
          </table:table-cell>
          <table:table-cell office:value-type="float" office:value="2" table:style-name="ce9">
            <text:p>2.0</text:p>
          </table:table-cell>
          <table:table-cell office:value-type="float" office:value="33.6" table:style-name="ce9">
            <text:p>33.6</text:p>
          </table:table-cell>
          <table:table-cell office:value-type="float" office:value="36.4" table:number-columns-spanned="2" table:number-rows-spanned="1" table:style-name="ce39">
            <text:p>36.4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number-columns-spanned="4" table:number-rows-spanned="1" table:style-name="ce38">
            <text:p><text:span text:style-name="T2">Mehrpersonen-Nichtfamilienhaushalte</text:span></text:p>
          </table:table-cell>
          <table:covered-table-cell table:number-columns-repeated="3"/>
          <table:table-cell office:value-type="float" office:value="58" table:number-columns-spanned="2" table:number-rows-spanned="1" table:style-name="ce39">
            <text:p>58.0</text:p>
          </table:table-cell>
          <table:covered-table-cell/>
          <table:table-cell office:value-type="float" office:value="660.5" table:number-columns-spanned="2" table:number-rows-spanned="1" table:style-name="ce39">
            <text:p>660.5</text:p>
          </table:table-cell>
          <table:covered-table-cell/>
          <table:table-cell office:value-type="float" office:value="9.4" table:number-columns-spanned="2" table:number-rows-spanned="1" table:style-name="ce39">
            <text:p>9.4</text:p>
          </table:table-cell>
          <table:covered-table-cell/>
          <table:table-cell office:value-type="float" office:value="511.2" table:number-columns-spanned="2" table:number-rows-spanned="1" table:style-name="ce39">
            <text:p>511.2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150.1" table:style-name="ce9">
            <text:p>150.1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5.8" table:style-name="ce9">
            <text:p>25.8</text:p>
          </table:table-cell>
          <table:table-cell office:value-type="float" office:value="49.2" table:number-columns-spanned="2" table:number-rows-spanned="1" table:style-name="ce39">
            <text:p>49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2">Mietvartragsdauer2) bis unter 2 Jahre</text:span></text:p>
          </table:table-cell>
          <table:covered-table-cell table:number-columns-repeated="3"/>
          <table:table-cell office:value-type="float" office:value="352.2" table:number-columns-spanned="2" table:number-rows-spanned="1" table:style-name="ce47">
            <text:p>352.2</text:p>
          </table:table-cell>
          <table:covered-table-cell/>
          <table:table-cell office:value-type="float" office:value="572.5" table:number-columns-spanned="2" table:number-rows-spanned="1" table:style-name="ce47">
            <text:p>572.5</text:p>
          </table:table-cell>
          <table:covered-table-cell/>
          <table:table-cell office:value-type="float" office:value="9.1999999999999993" table:number-columns-spanned="2" table:number-rows-spanned="1" table:style-name="ce47">
            <text:p>9.2</text:p>
          </table:table-cell>
          <table:covered-table-cell/>
          <table:table-cell office:value-type="float" office:value="442.7" table:number-columns-spanned="2" table:number-rows-spanned="1" table:style-name="ce47">
            <text:p>442.7</text:p>
          </table:table-cell>
          <table:covered-table-cell/>
          <table:table-cell office:value-type="float" office:value="7.1" table:number-columns-spanned="2" table:number-rows-spanned="1" table:style-name="ce47">
            <text:p>7.1</text:p>
          </table:table-cell>
          <table:covered-table-cell/>
          <table:table-cell office:value-type="float" office:value="130.4" table:style-name="ce14">
            <text:p>130.4</text:p>
          </table:table-cell>
          <table:table-cell office:value-type="float" office:value="2.1" table:style-name="ce14">
            <text:p>2.1</text:p>
          </table:table-cell>
          <table:table-cell office:value-type="float" office:value="24.6" table:style-name="ce14">
            <text:p>24.6</text:p>
          </table:table-cell>
          <table:table-cell office:value-type="float" office:value="42.5" table:number-columns-spanned="2" table:number-rows-spanned="1" table:style-name="ce47">
            <text:p>42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2 bis unter 5 Jahre</text:span></text:p>
          </table:table-cell>
          <table:covered-table-cell table:number-columns-repeated="3"/>
          <table:table-cell office:value-type="float" office:value="389.4" table:number-columns-spanned="2" table:number-rows-spanned="1" table:style-name="ce39">
            <text:p>389.4</text:p>
          </table:table-cell>
          <table:covered-table-cell/>
          <table:table-cell office:value-type="float" office:value="568.9" table:number-columns-spanned="2" table:number-rows-spanned="1" table:style-name="ce39">
            <text:p>568.9</text:p>
          </table:table-cell>
          <table:covered-table-cell/>
          <table:table-cell office:value-type="float" office:value="8.6999999999999993" table:number-columns-spanned="2" table:number-rows-spanned="1" table:style-name="ce39">
            <text:p>8.7</text:p>
          </table:table-cell>
          <table:covered-table-cell/>
          <table:table-cell office:value-type="float" office:value="438.5" table:number-columns-spanned="2" table:number-rows-spanned="1" table:style-name="ce39">
            <text:p>438.5</text:p>
          </table:table-cell>
          <table:covered-table-cell/>
          <table:table-cell office:value-type="float" office:value="6.7" table:number-columns-spanned="2" table:number-rows-spanned="1" table:style-name="ce39">
            <text:p>6.7</text:p>
          </table:table-cell>
          <table:covered-table-cell/>
          <table:table-cell office:value-type="float" office:value="131.1" table:style-name="ce9">
            <text:p>131.1</text:p>
          </table:table-cell>
          <table:table-cell office:value-type="float" office:value="2.1" table:style-name="ce9">
            <text:p>2.1</text:p>
          </table:table-cell>
          <table:table-cell office:value-type="float" office:value="25.2" table:style-name="ce9">
            <text:p>25.2</text:p>
          </table:table-cell>
          <table:table-cell office:value-type="float" office:value="43.2" table:number-columns-spanned="2" table:number-rows-spanned="1" table:style-name="ce39">
            <text:p>43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5 bis unter 10 Jahre</text:span></text:p>
          </table:table-cell>
          <table:covered-table-cell table:number-columns-repeated="3"/>
          <table:table-cell office:value-type="float" office:value="287" table:number-columns-spanned="2" table:number-rows-spanned="1" table:style-name="ce39">
            <text:p>287.0</text:p>
          </table:table-cell>
          <table:covered-table-cell/>
          <table:table-cell office:value-type="float" office:value="522.5" table:number-columns-spanned="2" table:number-rows-spanned="1" table:style-name="ce39">
            <text:p>522.5</text:p>
          </table:table-cell>
          <table:covered-table-cell/>
          <table:table-cell office:value-type="float" office:value="7.7" table:number-columns-spanned="2" table:number-rows-spanned="1" table:style-name="ce39">
            <text:p>7.7</text:p>
          </table:table-cell>
          <table:covered-table-cell/>
          <table:table-cell office:value-type="float" office:value="389.9" table:number-columns-spanned="2" table:number-rows-spanned="1" table:style-name="ce39">
            <text:p>389.9</text:p>
          </table:table-cell>
          <table:covered-table-cell/>
          <table:table-cell office:value-type="float" office:value="5.7" table:number-columns-spanned="2" table:number-rows-spanned="1" table:style-name="ce39">
            <text:p>5.7</text:p>
          </table:table-cell>
          <table:covered-table-cell/>
          <table:table-cell office:value-type="float" office:value="133.19999999999999" table:style-name="ce9">
            <text:p>133.2</text:p>
          </table:table-cell>
          <table:table-cell office:value-type="float" office:value="2" table:style-name="ce9">
            <text:p>2.0</text:p>
          </table:table-cell>
          <table:table-cell office:value-type="float" office:value="27.5" table:style-name="ce9">
            <text:p>27.5</text:p>
          </table:table-cell>
          <table:table-cell office:value-type="float" office:value="40.6" table:number-columns-spanned="2" table:number-rows-spanned="1" table:style-name="ce39">
            <text:p>40.6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10 bis unter 20 Jahre</text:span></text:p>
          </table:table-cell>
          <table:covered-table-cell table:number-columns-repeated="3"/>
          <table:table-cell office:value-type="float" office:value="280.5" table:number-columns-spanned="2" table:number-rows-spanned="1" table:style-name="ce39">
            <text:p>280.5</text:p>
          </table:table-cell>
          <table:covered-table-cell/>
          <table:table-cell office:value-type="float" office:value="478.7" table:number-columns-spanned="2" table:number-rows-spanned="1" table:style-name="ce39">
            <text:p>478.7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345.8" table:number-columns-spanned="2" table:number-rows-spanned="1" table:style-name="ce39">
            <text:p>345.8</text:p>
          </table:table-cell>
          <table:covered-table-cell/>
          <table:table-cell office:value-type="float" office:value="5.2" table:number-columns-spanned="2" table:number-rows-spanned="1" table:style-name="ce39">
            <text:p>5.2</text:p>
          </table:table-cell>
          <table:covered-table-cell/>
          <table:table-cell office:value-type="float" office:value="133.5" table:style-name="ce9">
            <text:p>133.5</text:p>
          </table:table-cell>
          <table:table-cell office:value-type="float" office:value="2.1" table:style-name="ce9">
            <text:p>2.1</text:p>
          </table:table-cell>
          <table:table-cell office:value-type="float" office:value="30.2" table:style-name="ce9">
            <text:p>30.2</text:p>
          </table:table-cell>
          <table:table-cell office:value-type="float" office:value="41" table:number-columns-spanned="2" table:number-rows-spanned="1" table:style-name="ce39">
            <text:p>41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8">
            <text:p><text:span text:style-name="T2">20 bis unter 30 Jahre</text:span></text:p>
          </table:table-cell>
          <table:covered-table-cell table:number-columns-repeated="3"/>
          <table:table-cell office:value-type="float" office:value="128.6" table:number-columns-spanned="2" table:number-rows-spanned="1" table:style-name="ce39">
            <text:p>128.6</text:p>
          </table:table-cell>
          <table:covered-table-cell/>
          <table:table-cell office:value-type="float" office:value="471.5" table:number-columns-spanned="2" table:number-rows-spanned="1" table:style-name="ce39">
            <text:p>471.5</text:p>
          </table:table-cell>
          <table:covered-table-cell/>
          <table:table-cell office:value-type="float" office:value="6.6" table:number-columns-spanned="2" table:number-rows-spanned="1" table:style-name="ce39">
            <text:p>6.6</text:p>
          </table:table-cell>
          <table:covered-table-cell/>
          <table:table-cell office:value-type="float" office:value="329.9" table:number-columns-spanned="2" table:number-rows-spanned="1" table:style-name="ce39">
            <text:p>329.9</text:p>
          </table:table-cell>
          <table:covered-table-cell/>
          <table:table-cell office:value-type="float" office:value="4.5999999999999996" table:number-columns-spanned="2" table:number-rows-spanned="1" table:style-name="ce39">
            <text:p>4.6</text:p>
          </table:table-cell>
          <table:covered-table-cell/>
          <table:table-cell office:value-type="float" office:value="142" table:style-name="ce9">
            <text:p>142.0</text:p>
          </table:table-cell>
          <table:table-cell office:value-type="float" office:value="2" table:style-name="ce9">
            <text:p>2.0</text:p>
          </table:table-cell>
          <table:table-cell office:value-type="float" office:value="32.9" table:style-name="ce9">
            <text:p>32.9</text:p>
          </table:table-cell>
          <table:table-cell office:value-type="float" office:value="45.1" table:number-columns-spanned="2" table:number-rows-spanned="1" table:style-name="ce39">
            <text:p>45.1</text:p>
          </table:table-cell>
          <table:covered-table-cell/>
          <table:table-cell table:number-columns-repeated="16365"/>
        </table:table-row>
        <table:table-row table:style-name="ro9">
          <table:table-cell office:value-type="string" table:number-columns-spanned="4" table:number-rows-spanned="1" table:style-name="ce38">
            <text:p><text:span text:style-name="T2">30 Jahre und länger</text:span></text:p>
          </table:table-cell>
          <table:covered-table-cell table:number-columns-repeated="3"/>
          <table:table-cell office:value-type="float" office:value="196.8" table:number-columns-spanned="2" table:number-rows-spanned="1" table:style-name="ce39">
            <text:p>196.8</text:p>
          </table:table-cell>
          <table:covered-table-cell/>
          <table:table-cell office:value-type="float" office:value="396.2" table:number-columns-spanned="2" table:number-rows-spanned="1" table:style-name="ce39">
            <text:p>396.2</text:p>
          </table:table-cell>
          <table:covered-table-cell/>
          <table:table-cell office:value-type="float" office:value="5.6" table:number-columns-spanned="2" table:number-rows-spanned="1" table:style-name="ce39">
            <text:p>5.6</text:p>
          </table:table-cell>
          <table:covered-table-cell/>
          <table:table-cell office:value-type="float" office:value="258.8" table:number-columns-spanned="2" table:number-rows-spanned="1" table:style-name="ce39">
            <text:p>258.8</text:p>
          </table:table-cell>
          <table:covered-table-cell/>
          <table:table-cell office:value-type="float" office:value="3.6" table:number-columns-spanned="2" table:number-rows-spanned="1" table:style-name="ce39">
            <text:p>3.6</text:p>
          </table:table-cell>
          <table:covered-table-cell/>
          <table:table-cell office:value-type="float" office:value="138.1" table:style-name="ce9">
            <text:p>138.1</text:p>
          </table:table-cell>
          <table:table-cell office:value-type="float" office:value="2" table:style-name="ce9">
            <text:p>2.0</text:p>
          </table:table-cell>
          <table:table-cell office:value-type="float" office:value="37.6" table:style-name="ce9">
            <text:p>37.6</text:p>
          </table:table-cell>
          <table:table-cell office:value-type="float" office:value="39.9" table:number-columns-spanned="2" table:number-rows-spanned="1" table:style-name="ce39">
            <text:p>39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8">
            <text:p><text:span text:style-name="T2">Befristung des Mietvertrags befristet</text:span></text:p>
          </table:table-cell>
          <table:covered-table-cell table:number-columns-repeated="3"/>
          <table:table-cell office:value-type="float" office:value="371.4" table:number-columns-spanned="2" table:number-rows-spanned="1" table:style-name="ce47">
            <text:p>371.4</text:p>
          </table:table-cell>
          <table:covered-table-cell/>
          <table:table-cell office:value-type="float" office:value="630" table:number-columns-spanned="2" table:number-rows-spanned="1" table:style-name="ce47">
            <text:p>630.0</text:p>
          </table:table-cell>
          <table:covered-table-cell/>
          <table:table-cell office:value-type="float" office:value="10" table:number-columns-spanned="2" table:number-rows-spanned="1" table:style-name="ce47">
            <text:p>10.0</text:p>
          </table:table-cell>
          <table:covered-table-cell/>
          <table:table-cell office:value-type="float" office:value="499.1" table:number-columns-spanned="2" table:number-rows-spanned="1" table:style-name="ce47">
            <text:p>499.1</text:p>
          </table:table-cell>
          <table:covered-table-cell/>
          <table:table-cell office:value-type="float" office:value="7.9" table:number-columns-spanned="2" table:number-rows-spanned="1" table:style-name="ce47">
            <text:p>7.9</text:p>
          </table:table-cell>
          <table:covered-table-cell/>
          <table:table-cell office:value-type="float" office:value="131.30000000000001" table:style-name="ce14">
            <text:p>131.3</text:p>
          </table:table-cell>
          <table:table-cell office:value-type="float" office:value="2.1" table:style-name="ce14">
            <text:p>2.1</text:p>
          </table:table-cell>
          <table:table-cell office:value-type="float" office:value="22.6" table:style-name="ce14">
            <text:p>22.6</text:p>
          </table:table-cell>
          <table:table-cell office:value-type="float" office:value="48.5" table:number-columns-spanned="2" table:number-rows-spanned="1" table:style-name="ce47">
            <text:p>48.5</text:p>
          </table:table-cell>
          <table:covered-table-cell/>
          <table:table-cell table:number-columns-repeated="16365"/>
        </table:table-row>
        <table:table-row table:style-name="ro1">
          <table:table-cell office:value-type="string" table:number-columns-spanned="4" table:number-rows-spanned="1" table:style-name="ce38">
            <text:p><text:span text:style-name="T2">unbefristet</text:span></text:p>
          </table:table-cell>
          <table:covered-table-cell table:number-columns-repeated="3"/>
          <table:table-cell office:value-type="float" office:value="1264.8" table:number-columns-spanned="2" table:number-rows-spanned="1" table:style-name="ce48">
            <text:p>1,264.8</text:p>
          </table:table-cell>
          <table:covered-table-cell/>
          <table:table-cell office:value-type="float" office:value="484.6" table:number-columns-spanned="2" table:number-rows-spanned="1" table:style-name="ce39">
            <text:p>484.6</text:p>
          </table:table-cell>
          <table:covered-table-cell/>
          <table:table-cell office:value-type="float" office:value="7.2" table:number-columns-spanned="2" table:number-rows-spanned="1" table:style-name="ce39">
            <text:p>7.2</text:p>
          </table:table-cell>
          <table:covered-table-cell/>
          <table:table-cell office:value-type="float" office:value="351.2" table:number-columns-spanned="2" table:number-rows-spanned="1" table:style-name="ce39">
            <text:p>351.2</text:p>
          </table:table-cell>
          <table:covered-table-cell/>
          <table:table-cell office:value-type="float" office:value="5.2" table:number-columns-spanned="2" table:number-rows-spanned="1" table:style-name="ce39">
            <text:p>5.2</text:p>
          </table:table-cell>
          <table:covered-table-cell/>
          <table:table-cell office:value-type="float" office:value="134.1" table:style-name="ce9">
            <text:p>134.1</text:p>
          </table:table-cell>
          <table:table-cell office:value-type="float" office:value="2" table:style-name="ce9">
            <text:p>2.0</text:p>
          </table:table-cell>
          <table:table-cell office:value-type="float" office:value="30.1" table:style-name="ce9">
            <text:p>30.1</text:p>
          </table:table-cell>
          <table:table-cell office:value-type="float" office:value="40.6" table:number-columns-spanned="2" table:number-rows-spanned="1" table:style-name="ce39">
            <text:p>40.6</text:p>
          </table:table-cell>
          <table:covered-table-cell/>
          <table:table-cell table:number-columns-repeated="16365"/>
        </table:table-row>
        <table:table-row table:style-name="ro8">
          <table:table-cell office:value-type="string" table:style-name="ce1">
            <text:p><text:span text:style-name="T2">Q: STATISTIK AUSTRIA, Mikrozensus 2018. 1)Anzahl der Hauptmietwohnungen mit Nettomiete &gt; 0 Euro. - 2) Ohne Wohnungen mit unbekannter</text:span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5">
            <text:p><text:span text:style-name="T2">Mietvertragsdauer.</text:span></text:p>
          </table:table-cell>
          <table:table-cell table:number-columns-repeated="16383" table:style-name="ce1"/>
        </table:table-row>
        <table:table-row table:style-name="ro4">
          <table:table-cell office:value-type="float" office:value="37" table:style-name="ce16">
            <text:p>37</text:p>
          </table:table-cell>
          <table:table-cell table:number-columns-repeated="16383" table:style-name="ce1"/>
        </table:table-row>
        <table:table-row table:number-rows-repeated="104850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number:number number:decimal-places="0" number:min-integer-digits="1"/>
      <style:map style:condition="value()&gt;=0" style:apply-style-name="N36P0"/>
    </number:number-style>
    <number:number-style style:name="N37P0">
      <number:number number:decimal-places="1" number:min-integer-digits="1" number:grouping="true"/>
    </number:number-style>
    <number:number-style style:name="N37">
      <number:number number:decimal-places="1" number:min-integer-digits="1" number:grouping="true"/>
      <style:map style:condition="value()&gt;=0" style:apply-style-name="N37P0"/>
    </number:number-style>
    <number:number-style style:name="N38P0">
      <number:number number:decimal-places="1" number:min-integer-digits="1"/>
    </number:number-style>
    <number:number-style style:name="N38">
      <number:number number:decimal-places="1" number:min-integer-digits="1"/>
      <style:map style:condition="value()&gt;=0" style:apply-style-name="N38P0"/>
    </number:number-style>
    <number:number-style style:name="N39P0">
      <number:number number:decimal-places="1" number:min-integer-digits="1"/>
      <number:text> </number:text>
    </number:number-style>
    <number:number-style style:name="N39">
      <number:text>(</number:text>
      <number:number number:decimal-places="1" number:min-integer-digits="1"/>
      <number:text>)</number:text>
      <style:map style:condition="value()&gt;=0" style:apply-style-name="N3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50:55Z</meta:creation-date>
    <dc:date>2024-06-03T13:50:56Z</dc:date>
    <meta:editing-duration>PT0S</meta:editing-duration>
  </office:meta>
</office:document-meta>
</file>